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57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40.09mm"/>
    </style:style>
    <style:style style:name="co5" style:family="table-column">
      <style:table-column-properties fo:break-before="auto" style:column-width="48.01mm"/>
    </style:style>
    <style:style style:name="co6" style:family="table-column">
      <style:table-column-properties fo:break-before="auto" style:column-width="43.07mm"/>
    </style:style>
    <style:style style:name="co7" style:family="table-column">
      <style:table-column-properties fo:break-before="auto" style:column-width="38.12mm"/>
    </style:style>
    <style:style style:name="co8" style:family="table-column">
      <style:table-column-properties fo:break-before="auto" style:column-width="36.88mm"/>
    </style:style>
    <style:style style:name="co9" style:family="table-column">
      <style:table-column-properties fo:break-before="auto" style:column-width="35.4mm"/>
    </style:style>
    <style:style style:name="co10" style:family="table-column">
      <style:table-column-properties fo:break-before="auto" style:column-width="39.11mm"/>
    </style:style>
    <style:style style:name="co11" style:family="table-column">
      <style:table-column-properties fo:break-before="auto" style:column-width="42.58mm"/>
    </style:style>
    <style:style style:name="co12" style:family="table-column">
      <style:table-column-properties fo:break-before="auto" style:column-width="29.46mm"/>
    </style:style>
    <style:style style:name="co13" style:family="table-column">
      <style:table-column-properties fo:break-before="auto" style:column-width="32.42mm"/>
    </style:style>
    <style:style style:name="co14" style:family="table-column">
      <style:table-column-properties fo:break-before="auto" style:column-width="37.62mm"/>
    </style:style>
    <style:style style:name="co15" style:family="table-column">
      <style:table-column-properties fo:break-before="auto" style:column-width="35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13"/>
    <style:style style:name="ce3" style:family="table-cell" style:parent-style-name="Default" style:data-style-name="N115"/>
    <style:style style:name="ce4" style:family="table-cell" style:parent-style-name="Default" style:data-style-name="N112"/>
    <style:style style:name="ce5" style:family="table-cell" style:parent-style-name="Default" style:data-style-name="N114"/>
    <style:style style:name="ce6" style:family="table-cell" style:parent-style-name="Default" style:data-style-name="N116"/>
    <style:style style:name="ce7" style:family="table-cell" style:parent-style-name="Default" style:data-style-name="N111"/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inser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DAU</text:p>
          </table:table-cell>
          <table:table-cell office:value-type="string" calcext:value-type="string">
            <text:p>DAO</text:p>
          </table:table-cell>
          <table:table-cell table:style-name="Default" office:value-type="string" calcext:value-type="string">
            <text:p>Média</text:p>
          </table:table-cell>
          <table:table-cell office:value-type="string" calcext:value-type="string">
            <text:p>Regressão</text:p>
          </table:table-cell>
          <table:table-cell/>
          <table:table-cell office:value-type="string" calcext:value-type="string">
            <text:p><text:span text:style-name="T1">Regressão</text:span>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3.264209747314" calcext:value-type="float">
            <text:p>243,264209747314</text:p>
          </table:table-cell>
          <table:table-cell table:formula="of:=[.B2]" office:value-type="float" office:value="243.264209747314" calcext:value-type="float">
            <text:p>243,264209747314</text:p>
          </table:table-cell>
          <table:table-cell table:formula="of:=[.B2]/500000" office:value-type="float" office:value="0.000486528419494629" calcext:value-type="float">
            <text:p>0,0004865</text:p>
          </table:table-cell>
          <table:table-cell table:formula="of:=[.$H$7] * [.$A2] + [.$H$8]" office:value-type="float" office:value="254.593640009302" calcext:value-type="float">
            <text:p>254,59364000930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7.603805541992" calcext:value-type="float">
            <text:p>247,603805541992</text:p>
          </table:table-cell>
          <table:table-cell table:formula="of:=[.B3]+[.C2]" office:value-type="float" office:value="490.868015289307" calcext:value-type="float">
            <text:p>490,868015289307</text:p>
          </table:table-cell>
          <table:table-cell table:formula="of:=[.B3]/500000" office:value-type="float" office:value="0.000495207611083984" calcext:value-type="float">
            <text:p>0,0004952</text:p>
          </table:table-cell>
          <table:table-cell table:formula="of:=[.$H$7] * [.$A3] + [.$H$8]" office:value-type="float" office:value="500.059457568144" calcext:value-type="float">
            <text:p>500,059457568144</text:p>
          </table:table-cell>
          <table:table-cell/>
          <table:table-cell office:value-type="string" calcext:value-type="string">
            <text:p>Modelo de regressão</text:p>
          </table:table-cell>
          <table:table-cell office:value-type="string" calcext:value-type="string">
            <text:p>Linea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5.445485591888" calcext:value-type="float">
            <text:p>255,445485591888</text:p>
          </table:table-cell>
          <table:table-cell table:formula="of:=[.B4]+[.C3]" office:value-type="float" office:value="746.313500881195" calcext:value-type="float">
            <text:p>746,313500881195</text:p>
          </table:table-cell>
          <table:table-cell table:formula="of:=[.B4]/500000" office:value-type="float" office:value="0.000510890971183777" calcext:value-type="float">
            <text:p>0,0005109</text:p>
          </table:table-cell>
          <table:table-cell table:formula="of:=[.$H$7] * [.$A4] + [.$H$8]" office:value-type="float" office:value="745.525275126985" calcext:value-type="float">
            <text:p>745,525275126985</text:p>
          </table:table-cell>
          <table:table-cell/>
          <table:table-cell office:value-type="string" calcext:value-type="string">
            <text:p>R²</text:p>
          </table:table-cell>
          <table:table-cell table:number-matrix-columns-spanned="1" table:number-matrix-rows-spanned="1" table:formula="of:=RSQ([.$C$2:.$C$61] ; [.$A$2:.$A$61])" office:value-type="float" office:value="0.99999971402487" calcext:value-type="float">
            <text:p>0,999999714024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246.54174041748" calcext:value-type="float">
            <text:p>246,541740417480</text:p>
          </table:table-cell>
          <table:table-cell table:formula="of:=[.B5]+[.C4]" office:value-type="float" office:value="992.855241298676" calcext:value-type="float">
            <text:p>992,855241298676</text:p>
          </table:table-cell>
          <table:table-cell table:formula="of:=[.B5]/500000" office:value-type="float" office:value="0.000493083480834961" calcext:value-type="float">
            <text:p>0,0004931</text:p>
          </table:table-cell>
          <table:table-cell table:formula="of:=[.$H$7] * [.$A5] + [.$H$8]" office:value-type="float" office:value="990.991092685827" calcext:value-type="float">
            <text:p>990,991092685827</text:p>
          </table:table-cell>
          <table:table-cell/>
          <table:table-cell office:value-type="string" calcext:value-type="string">
            <text:p>Erro padrão</text:p>
          </table:table-cell>
          <table:table-cell table:number-matrix-columns-spanned="1" table:number-matrix-rows-spanned="1" table:formula="of:=STEYX([.$C$2:.$C$61] ; [.$A$2:.$A$61])" office:value-type="float" office:value="2.31215607484475" calcext:value-type="float">
            <text:p>2,312156074844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6.525062322617" calcext:value-type="float">
            <text:p>246,525062322617</text:p>
          </table:table-cell>
          <table:table-cell table:formula="of:=[.B6]+[.C5]" office:value-type="float" office:value="1239.38030362129" calcext:value-type="float">
            <text:p>1239,38030362129</text:p>
          </table:table-cell>
          <table:table-cell table:formula="of:=[.B6]/500000" office:value-type="float" office:value="0.000493050124645233" calcext:value-type="float">
            <text:p>0,0004931</text:p>
          </table:table-cell>
          <table:table-cell table:formula="of:=[.$H$7] * [.$A6] + [.$H$8]" office:value-type="float" office:value="1236.45691024467" calcext:value-type="float">
            <text:p>1236,4569102446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3.827643871307" calcext:value-type="float">
            <text:p>243,827643871307</text:p>
          </table:table-cell>
          <table:table-cell table:style-name="ce3" table:formula="of:=[.B7]+[.C6]" office:value-type="float" office:value="1483.2079474926" calcext:value-type="float">
            <text:p>1483,20794749260</text:p>
          </table:table-cell>
          <table:table-cell table:formula="of:=[.B7]/500000" office:value-type="float" office:value="0.000487655287742615" calcext:value-type="float">
            <text:p>0,0004877</text:p>
          </table:table-cell>
          <table:table-cell table:formula="of:=[.$H$7] * [.$A7] + [.$H$8]" office:value-type="float" office:value="1481.92272780351" calcext:value-type="float">
            <text:p>1481,92272780351</text:p>
          </table:table-cell>
          <table:table-cell/>
          <table:table-cell office:value-type="string" calcext:value-type="string">
            <text:p>Inclinação</text:p>
          </table:table-cell>
          <table:table-cell table:number-matrix-columns-spanned="1" table:number-matrix-rows-spanned="1" table:formula="of:=SLOPE([.$C$2:.$C$61] ; [.$A$2:.$A$61])" office:value-type="float" office:value="245.465817558842" calcext:value-type="float">
            <text:p>245,4658175588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6.630084753036" calcext:value-type="float">
            <text:p>246,630084753036</text:p>
          </table:table-cell>
          <table:table-cell table:formula="of:=[.B8]+[.C7]" office:value-type="float" office:value="1729.83803224564" calcext:value-type="float">
            <text:p>1729,83803224564</text:p>
          </table:table-cell>
          <table:table-cell table:formula="of:=[.B8]/500000" office:value-type="float" office:value="0.000493260169506073" calcext:value-type="float">
            <text:p>0,0004933</text:p>
          </table:table-cell>
          <table:table-cell table:formula="of:=[.$H$7] * [.$A8] + [.$H$8]" office:value-type="float" office:value="1727.38854536235" calcext:value-type="float">
            <text:p>1727,38854536235</text:p>
          </table:table-cell>
          <table:table-cell/>
          <table:table-cell office:value-type="string" calcext:value-type="string">
            <text:p>Interceptação</text:p>
          </table:table-cell>
          <table:table-cell table:number-matrix-columns-spanned="1" table:number-matrix-rows-spanned="1" table:formula="of:=INTERCEPT([.$C$2:.$C$61] ; [.$A$2:.$A$61])" office:value-type="float" office:value="9.12782245046037" calcext:value-type="float">
            <text:p>9,127822450460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3.687466621399" calcext:value-type="float">
            <text:p>243,687466621399</text:p>
          </table:table-cell>
          <table:table-cell table:formula="of:=[.B9]+[.C8]" office:value-type="float" office:value="1973.52549886704" calcext:value-type="float">
            <text:p>1973,52549886704</text:p>
          </table:table-cell>
          <table:table-cell table:formula="of:=[.B9]/500000" office:value-type="float" office:value="0.000487374933242798" calcext:value-type="float">
            <text:p>0,0004874</text:p>
          </table:table-cell>
          <table:table-cell table:formula="of:=[.$H$7] * [.$A9] + [.$H$8]" office:value-type="float" office:value="1972.85436292119" calcext:value-type="float">
            <text:p>1972,8543629211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7.051820993423" calcext:value-type="float">
            <text:p>247,051820993423</text:p>
          </table:table-cell>
          <table:table-cell table:formula="of:=[.B10]+[.C9]" office:value-type="float" office:value="2220.57731986046" calcext:value-type="float">
            <text:p>2220,57731986046</text:p>
          </table:table-cell>
          <table:table-cell table:formula="of:=[.B10]/500000" office:value-type="float" office:value="0.000494103641986847" calcext:value-type="float">
            <text:p>0,0004941</text:p>
          </table:table-cell>
          <table:table-cell table:formula="of:=[.$H$7] * [.$A10] + [.$H$8]" office:value-type="float" office:value="2218.32018048003" calcext:value-type="float">
            <text:p>2218,3201804800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4.081605911255" calcext:value-type="float">
            <text:p>244,081605911255</text:p>
          </table:table-cell>
          <table:table-cell table:formula="of:=[.B11]+[.C10]" office:value-type="float" office:value="2464.65892577171" calcext:value-type="float">
            <text:p>2464,65892577171</text:p>
          </table:table-cell>
          <table:table-cell table:formula="of:=[.B11]/500000" office:value-type="float" office:value="0.00048816321182251" calcext:value-type="float">
            <text:p>0,0004882</text:p>
          </table:table-cell>
          <table:table-cell table:formula="of:=[.$H$7] * [.$A11] + [.$H$8]" office:value-type="float" office:value="2463.78599803888" calcext:value-type="float">
            <text:p>2463,78599803888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6.665103673935" calcext:value-type="float">
            <text:p>246,665103673935</text:p>
          </table:table-cell>
          <table:table-cell table:formula="of:=[.B12]+[.C11]" office:value-type="float" office:value="2711.32402944565" calcext:value-type="float">
            <text:p>2711,32402944565</text:p>
          </table:table-cell>
          <table:table-cell table:formula="of:=[.B12]/500000" office:value-type="float" office:value="0.00049333020734787" calcext:value-type="float">
            <text:p>0,0004933</text:p>
          </table:table-cell>
          <table:table-cell table:formula="of:=[.$H$7] * [.$A12] + [.$H$8]" office:value-type="float" office:value="2709.25181559772" calcext:value-type="float">
            <text:p>2709,2518155977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3.083410739899" calcext:value-type="float">
            <text:p>243,083410739899</text:p>
          </table:table-cell>
          <table:table-cell table:formula="of:=[.B13]+[.C12]" office:value-type="float" office:value="2954.40744018555" calcext:value-type="float">
            <text:p>2954,40744018555</text:p>
          </table:table-cell>
          <table:table-cell table:formula="of:=[.B13]/500000" office:value-type="float" office:value="0.000486166821479797" calcext:value-type="float">
            <text:p>0,0004862</text:p>
          </table:table-cell>
          <table:table-cell table:formula="of:=[.$H$7] * [.$A13] + [.$H$8]" office:value-type="float" office:value="2954.71763315656" calcext:value-type="float">
            <text:p>2954,7176331565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6.821967840195" calcext:value-type="float">
            <text:p>246,821967840195</text:p>
          </table:table-cell>
          <table:table-cell table:formula="of:=[.B14]+[.C13]" office:value-type="float" office:value="3201.22940802574" calcext:value-type="float">
            <text:p>3201,22940802574</text:p>
          </table:table-cell>
          <table:table-cell table:formula="of:=[.B14]/500000" office:value-type="float" office:value="0.000493643935680389" calcext:value-type="float">
            <text:p>0,0004936</text:p>
          </table:table-cell>
          <table:table-cell table:style-name="ce3" table:formula="of:=[.$H$7] * [.$A14] + [.$H$8]" office:value-type="float" office:value="3200.1834507154" calcext:value-type="float">
            <text:p>3200,1834507154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4.538497924805" calcext:value-type="float">
            <text:p>244,538497924805</text:p>
          </table:table-cell>
          <table:table-cell table:formula="of:=[.B15]+[.C14]" office:value-type="float" office:value="3445.76790595055" calcext:value-type="float">
            <text:p>3445,76790595055</text:p>
          </table:table-cell>
          <table:table-cell table:formula="of:=[.B15]/500000" office:value-type="float" office:value="0.000489076995849609" calcext:value-type="float">
            <text:p>0,0004891</text:p>
          </table:table-cell>
          <table:table-cell table:formula="of:=[.$H$7] * [.$A15] + [.$H$8]" office:value-type="float" office:value="3445.64926827424" calcext:value-type="float">
            <text:p>3445,6492682742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6.843365907669" calcext:value-type="float">
            <text:p>246,843365907669</text:p>
          </table:table-cell>
          <table:table-cell table:formula="of:=[.B16]+[.C15]" office:value-type="float" office:value="3692.61127185822" calcext:value-type="float">
            <text:p>3692,61127185822</text:p>
          </table:table-cell>
          <table:table-cell table:formula="of:=[.B16]/500000" office:value-type="float" office:value="0.000493686731815338" calcext:value-type="float">
            <text:p>0,0004937</text:p>
          </table:table-cell>
          <table:table-cell table:formula="of:=[.$H$7] * [.$A16] + [.$H$8]" office:value-type="float" office:value="3691.11508583308" calcext:value-type="float">
            <text:p>3691,11508583308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3.996777296066" calcext:value-type="float">
            <text:p>243,996777296066</text:p>
          </table:table-cell>
          <table:table-cell table:formula="of:=[.B17]+[.C16]" office:value-type="float" office:value="3936.60804915428" calcext:value-type="float">
            <text:p>3936,60804915428</text:p>
          </table:table-cell>
          <table:table-cell table:formula="of:=[.B17]/500000" office:value-type="float" office:value="0.000487993554592133" calcext:value-type="float">
            <text:p>0,0004880</text:p>
          </table:table-cell>
          <table:table-cell table:formula="of:=[.$H$7] * [.$A17] + [.$H$8]" office:value-type="float" office:value="3936.58090339193" calcext:value-type="float">
            <text:p>3936,5809033919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float" office:value="246.79736661911" calcext:value-type="float">
            <text:p>246,797366619110</text:p>
          </table:table-cell>
          <table:table-cell table:formula="of:=[.B18]+[.C17]" office:value-type="float" office:value="4183.40541577339" calcext:value-type="float">
            <text:p>4183,40541577339</text:p>
          </table:table-cell>
          <table:table-cell table:formula="of:=[.B18]/500000" office:value-type="float" office:value="0.00049359473323822" calcext:value-type="float">
            <text:p>0,0004936</text:p>
          </table:table-cell>
          <table:table-cell table:formula="of:=[.$H$7] * [.$A18] + [.$H$8]" office:value-type="float" office:value="4182.04672095077" calcext:value-type="float">
            <text:p>4182,0467209507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3.908072948456" calcext:value-type="float">
            <text:p>243,908072948456</text:p>
          </table:table-cell>
          <table:table-cell table:formula="of:=[.B19]+[.C18]" office:value-type="float" office:value="4427.31348872185" calcext:value-type="float">
            <text:p>4427,31348872185</text:p>
          </table:table-cell>
          <table:table-cell table:formula="of:=[.B19]/500000" office:value-type="float" office:value="0.000487816145896912" calcext:value-type="float">
            <text:p>0,0004878</text:p>
          </table:table-cell>
          <table:table-cell table:formula="of:=[.$H$7] * [.$A19] + [.$H$8]" office:value-type="float" office:value="4427.51253850961" calcext:value-type="float">
            <text:p>4427,5125385096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7.343504428864" calcext:value-type="float">
            <text:p>247,343504428864</text:p>
          </table:table-cell>
          <table:table-cell table:formula="of:=[.B20]+[.C19]" office:value-type="float" office:value="4674.65699315071" calcext:value-type="float">
            <text:p>4674,65699315071</text:p>
          </table:table-cell>
          <table:table-cell table:formula="of:=[.B20]/500000" office:value-type="float" office:value="0.000494687008857727" calcext:value-type="float">
            <text:p>0,0004947</text:p>
          </table:table-cell>
          <table:table-cell table:formula="of:=[.$H$7] * [.$A20] + [.$H$8]" office:value-type="float" office:value="4672.97835606845" calcext:value-type="float">
            <text:p>4672,9783560684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3.583495378494" calcext:value-type="float">
            <text:p>243,583495378494</text:p>
          </table:table-cell>
          <table:table-cell table:formula="of:=[.B21]+[.C20]" office:value-type="float" office:value="4918.24048852921" calcext:value-type="float">
            <text:p>4918,24048852921</text:p>
          </table:table-cell>
          <table:table-cell table:formula="of:=[.B21]/500000" office:value-type="float" office:value="0.000487166990756989" calcext:value-type="float">
            <text:p>0,0004872</text:p>
          </table:table-cell>
          <table:table-cell table:formula="of:=[.$H$7] * [.$A21] + [.$H$8]" office:value-type="float" office:value="4918.44417362729" calcext:value-type="float">
            <text:p>4918,44417362729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7.279113531113" calcext:value-type="float">
            <text:p>247,279113531113</text:p>
          </table:table-cell>
          <table:table-cell table:formula="of:=[.B22]+[.C21]" office:value-type="float" office:value="5165.51960206032" calcext:value-type="float">
            <text:p>5165,51960206032</text:p>
          </table:table-cell>
          <table:table-cell table:formula="of:=[.B22]/500000" office:value-type="float" office:value="0.000494558227062225" calcext:value-type="float">
            <text:p>0,0004946</text:p>
          </table:table-cell>
          <table:table-cell table:formula="of:=[.$H$7] * [.$A22] + [.$H$8]" office:value-type="float" office:value="5163.90999118613" calcext:value-type="float">
            <text:p>5163,90999118613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4.552600860596" calcext:value-type="float">
            <text:p>244,552600860596</text:p>
          </table:table-cell>
          <table:table-cell table:formula="of:=[.B23]+[.C22]" office:value-type="float" office:value="5410.07220292091" calcext:value-type="float">
            <text:p>5410,07220292091</text:p>
          </table:table-cell>
          <table:table-cell table:formula="of:=[.B23]/500000" office:value-type="float" office:value="0.000489105201721191" calcext:value-type="float">
            <text:p>0,0004891</text:p>
          </table:table-cell>
          <table:table-cell table:formula="of:=[.$H$7] * [.$A23] + [.$H$8]" office:value-type="float" office:value="5409.37580874498" calcext:value-type="float">
            <text:p>5409,3758087449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6.826820135117" calcext:value-type="float">
            <text:p>246,826820135117</text:p>
          </table:table-cell>
          <table:table-cell table:formula="of:=[.B24]+[.C23]" office:value-type="float" office:value="5656.89902305603" calcext:value-type="float">
            <text:p>5656,89902305603</text:p>
          </table:table-cell>
          <table:table-cell table:formula="of:=[.B24]/500000" office:value-type="float" office:value="0.000493653640270233" calcext:value-type="float">
            <text:p>0,0004937</text:p>
          </table:table-cell>
          <table:table-cell table:formula="of:=[.$H$7] * [.$A24] + [.$H$8]" office:value-type="float" office:value="5654.84162630382" calcext:value-type="float">
            <text:p>5654,8416263038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3.586804866791" calcext:value-type="float">
            <text:p>243,586804866791</text:p>
          </table:table-cell>
          <table:table-cell table:formula="of:=[.B25]+[.C24]" office:value-type="float" office:value="5900.48582792282" calcext:value-type="float">
            <text:p>5900,48582792282</text:p>
          </table:table-cell>
          <table:table-cell table:formula="of:=[.B25]/500000" office:value-type="float" office:value="0.000487173609733582" calcext:value-type="float">
            <text:p>0,0004872</text:p>
          </table:table-cell>
          <table:table-cell table:formula="of:=[.$H$7] * [.$A25] + [.$H$8]" office:value-type="float" office:value="5900.30744386266" calcext:value-type="float">
            <text:p>5900,3074438626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6.712879657745" calcext:value-type="float">
            <text:p>246,712879657745</text:p>
          </table:table-cell>
          <table:table-cell table:formula="of:=[.B26]+[.C25]" office:value-type="float" office:value="6147.19870758057" calcext:value-type="float">
            <text:p>6147,19870758057</text:p>
          </table:table-cell>
          <table:table-cell table:formula="of:=[.B26]/500000" office:value-type="float" office:value="0.000493425759315491" calcext:value-type="float">
            <text:p>0,0004934</text:p>
          </table:table-cell>
          <table:table-cell table:style-name="ce3" table:formula="of:=[.$H$7] * [.$A26] + [.$H$8]" office:value-type="float" office:value="6145.7732614215" calcext:value-type="float">
            <text:p>6145,7732614215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4.055974006653" calcext:value-type="float">
            <text:p>244,055974006653</text:p>
          </table:table-cell>
          <table:table-cell table:formula="of:=[.B27]+[.C26]" office:value-type="float" office:value="6391.25468158722" calcext:value-type="float">
            <text:p>6391,25468158722</text:p>
          </table:table-cell>
          <table:table-cell table:formula="of:=[.B27]/500000" office:value-type="float" office:value="0.000488111948013306" calcext:value-type="float">
            <text:p>0,0004881</text:p>
          </table:table-cell>
          <table:table-cell table:formula="of:=[.$H$7] * [.$A27] + [.$H$8]" office:value-type="float" office:value="6391.23907898034" calcext:value-type="float">
            <text:p>6391,23907898034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6.512936115265" calcext:value-type="float">
            <text:p>246,512936115265</text:p>
          </table:table-cell>
          <table:table-cell table:formula="of:=[.B28]+[.C27]" office:value-type="float" office:value="6637.76761770248" calcext:value-type="float">
            <text:p>6637,76761770248</text:p>
          </table:table-cell>
          <table:table-cell table:formula="of:=[.B28]/500000" office:value-type="float" office:value="0.00049302587223053" calcext:value-type="float">
            <text:p>0,0004930</text:p>
          </table:table-cell>
          <table:table-cell table:formula="of:=[.$H$7] * [.$A28] + [.$H$8]" office:value-type="float" office:value="6636.70489653918" calcext:value-type="float">
            <text:p>6636,7048965391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4.063596963882" calcext:value-type="float">
            <text:p>244,063596963882</text:p>
          </table:table-cell>
          <table:table-cell table:formula="of:=[.B29]+[.C28]" office:value-type="float" office:value="6881.83121466637" calcext:value-type="float">
            <text:p>6881,83121466637</text:p>
          </table:table-cell>
          <table:table-cell table:formula="of:=[.B29]/500000" office:value-type="float" office:value="0.000488127193927765" calcext:value-type="float">
            <text:p>0,0004881</text:p>
          </table:table-cell>
          <table:table-cell table:formula="of:=[.$H$7] * [.$A29] + [.$H$8]" office:value-type="float" office:value="6882.17071409803" calcext:value-type="float">
            <text:p>6882,1707140980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6.992367982864" calcext:value-type="float">
            <text:p>246,992367982864</text:p>
          </table:table-cell>
          <table:table-cell table:formula="of:=[.B30]+[.C29]" office:value-type="float" office:value="7128.82358264923" calcext:value-type="float">
            <text:p>7128,82358264923</text:p>
          </table:table-cell>
          <table:table-cell table:formula="of:=[.B30]/500000" office:value-type="float" office:value="0.000493984735965729" calcext:value-type="float">
            <text:p>0,0004940</text:p>
          </table:table-cell>
          <table:table-cell table:formula="of:=[.$H$7] * [.$A30] + [.$H$8]" office:value-type="float" office:value="7127.63653165687" calcext:value-type="float">
            <text:p>7127,63653165687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4.301412343979" calcext:value-type="float">
            <text:p>244,301412343979</text:p>
          </table:table-cell>
          <table:table-cell table:formula="of:=[.B31]+[.C30]" office:value-type="float" office:value="7373.12499499321" calcext:value-type="float">
            <text:p>7373,12499499321</text:p>
          </table:table-cell>
          <table:table-cell table:formula="of:=[.B31]/500000" office:value-type="float" office:value="0.000488602824687958" calcext:value-type="float">
            <text:p>0,0004886</text:p>
          </table:table-cell>
          <table:table-cell table:formula="of:=[.$H$7] * [.$A31] + [.$H$8]" office:value-type="float" office:value="7373.10234921571" calcext:value-type="float">
            <text:p>7373,1023492157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7.301321268082" calcext:value-type="float">
            <text:p>247,301321268082</text:p>
          </table:table-cell>
          <table:table-cell table:formula="of:=[.B32]+[.C31]" office:value-type="float" office:value="7620.42631626129" calcext:value-type="float">
            <text:p>7620,42631626129</text:p>
          </table:table-cell>
          <table:table-cell table:formula="of:=[.B32]/500000" office:value-type="float" office:value="0.000494602642536163" calcext:value-type="float">
            <text:p>0,0004946</text:p>
          </table:table-cell>
          <table:table-cell table:formula="of:=[.$H$7] * [.$A32] + [.$H$8]" office:value-type="float" office:value="7618.56816677455" calcext:value-type="float">
            <text:p>7618,5681667745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4.018034934998" calcext:value-type="float">
            <text:p>244,018034934998</text:p>
          </table:table-cell>
          <table:table-cell table:formula="of:=[.B33]+[.C32]" office:value-type="float" office:value="7864.44435119629" calcext:value-type="float">
            <text:p>7864,44435119629</text:p>
          </table:table-cell>
          <table:table-cell table:formula="of:=[.B33]/500000" office:value-type="float" office:value="0.000488036069869995" calcext:value-type="float">
            <text:p>0,0004880</text:p>
          </table:table-cell>
          <table:table-cell table:formula="of:=[.$H$7] * [.$A33] + [.$H$8]" office:value-type="float" office:value="7864.03398433339" calcext:value-type="float">
            <text:p>7864,03398433339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46.452364444733" calcext:value-type="float">
            <text:p>246,452364444733</text:p>
          </table:table-cell>
          <table:table-cell table:formula="of:=[.B34]+[.C33]" office:value-type="float" office:value="8110.89671564102" calcext:value-type="float">
            <text:p>8110,89671564102</text:p>
          </table:table-cell>
          <table:table-cell table:formula="of:=[.B34]/500000" office:value-type="float" office:value="0.000492904728889465" calcext:value-type="float">
            <text:p>0,0004929</text:p>
          </table:table-cell>
          <table:table-cell table:formula="of:=[.$H$7] * [.$A34] + [.$H$8]" office:value-type="float" office:value="8109.49980189223" calcext:value-type="float">
            <text:p>8109,4998018922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3.804978609085" calcext:value-type="float">
            <text:p>243,804978609085</text:p>
          </table:table-cell>
          <table:table-cell table:formula="of:=[.B35]+[.C34]" office:value-type="float" office:value="8354.70169425011" calcext:value-type="float">
            <text:p>8354,70169425011</text:p>
          </table:table-cell>
          <table:table-cell table:formula="of:=[.B35]/500000" office:value-type="float" office:value="0.00048760995721817" calcext:value-type="float">
            <text:p>0,0004876</text:p>
          </table:table-cell>
          <table:table-cell table:formula="of:=[.$H$7] * [.$A35] + [.$H$8]" office:value-type="float" office:value="8354.96561945108" calcext:value-type="float">
            <text:p>8354,96561945108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6.827328681946" calcext:value-type="float">
            <text:p>246,827328681946</text:p>
          </table:table-cell>
          <table:table-cell table:formula="of:=[.B36]+[.C35]" office:value-type="float" office:value="8601.52902293205" calcext:value-type="float">
            <text:p>8601,52902293205</text:p>
          </table:table-cell>
          <table:table-cell table:formula="of:=[.B36]/500000" office:value-type="float" office:value="0.000493654657363892" calcext:value-type="float">
            <text:p>0,0004937</text:p>
          </table:table-cell>
          <table:table-cell table:formula="of:=[.$H$7] * [.$A36] + [.$H$8]" office:value-type="float" office:value="8600.43143700992" calcext:value-type="float">
            <text:p>8600,43143700992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3.590397834778" calcext:value-type="float">
            <text:p>243,590397834778</text:p>
          </table:table-cell>
          <table:table-cell table:formula="of:=[.B37]+[.C36]" office:value-type="float" office:value="8845.11942076683" calcext:value-type="float">
            <text:p>8845,11942076683</text:p>
          </table:table-cell>
          <table:table-cell table:formula="of:=[.B37]/500000" office:value-type="float" office:value="0.000487180795669556" calcext:value-type="float">
            <text:p>0,0004872</text:p>
          </table:table-cell>
          <table:table-cell table:formula="of:=[.$H$7] * [.$A37] + [.$H$8]" office:value-type="float" office:value="8845.89725456876" calcext:value-type="float">
            <text:p>8845,8972545687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47.298872470856" calcext:value-type="float">
            <text:p>247,298872470856</text:p>
          </table:table-cell>
          <table:table-cell table:formula="of:=[.B38]+[.C37]" office:value-type="float" office:value="9092.41829323769" calcext:value-type="float">
            <text:p>9092,41829323769</text:p>
          </table:table-cell>
          <table:table-cell table:formula="of:=[.B38]/500000" office:value-type="float" office:value="0.000494597744941711" calcext:value-type="float">
            <text:p>0,0004946</text:p>
          </table:table-cell>
          <table:table-cell table:style-name="ce3" table:formula="of:=[.$H$7] * [.$A38] + [.$H$8]" office:value-type="float" office:value="9091.3630721276" calcext:value-type="float">
            <text:p>9091,3630721276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3.385411024094" calcext:value-type="float">
            <text:p>243,385411024094</text:p>
          </table:table-cell>
          <table:table-cell table:formula="of:=[.B39]+[.C38]" office:value-type="float" office:value="9335.80370426178" calcext:value-type="float">
            <text:p>9335,80370426178</text:p>
          </table:table-cell>
          <table:table-cell table:formula="of:=[.B39]/500000" office:value-type="float" office:value="0.000486770822048187" calcext:value-type="float">
            <text:p>0,0004868</text:p>
          </table:table-cell>
          <table:table-cell table:formula="of:=[.$H$7] * [.$A39] + [.$H$8]" office:value-type="float" office:value="9336.82888968644" calcext:value-type="float">
            <text:p>9336,82888968644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46.644803524017" calcext:value-type="float">
            <text:p>246,644803524017</text:p>
          </table:table-cell>
          <table:table-cell table:style-name="ce3" table:formula="of:=[.B40]+[.C39]" office:value-type="float" office:value="9582.4485077858" calcext:value-type="float">
            <text:p>9582,44850778580</text:p>
          </table:table-cell>
          <table:table-cell table:formula="of:=[.B40]/500000" office:value-type="float" office:value="0.000493289607048035" calcext:value-type="float">
            <text:p>0,0004933</text:p>
          </table:table-cell>
          <table:table-cell table:formula="of:=[.$H$7] * [.$A40] + [.$H$8]" office:value-type="float" office:value="9582.29470724528" calcext:value-type="float">
            <text:p>9582,2947072452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float" office:value="244.12362575531" calcext:value-type="float">
            <text:p>244,123625755310</text:p>
          </table:table-cell>
          <table:table-cell table:formula="of:=[.B41]+[.C40]" office:value-type="float" office:value="9826.57213354111" calcext:value-type="float">
            <text:p>9826,57213354111</text:p>
          </table:table-cell>
          <table:table-cell table:formula="of:=[.B41]/500000" office:value-type="float" office:value="0.00048824725151062" calcext:value-type="float">
            <text:p>0,0004882</text:p>
          </table:table-cell>
          <table:table-cell table:formula="of:=[.$H$7] * [.$A41] + [.$H$8]" office:value-type="float" office:value="9827.76052480412" calcext:value-type="float">
            <text:p>9827,76052480412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4.533238649368" calcext:value-type="float">
            <text:p>244,533238649368</text:p>
          </table:table-cell>
          <table:table-cell table:formula="of:=[.B42]+[.C41]" office:value-type="float" office:value="10071.1053721905" calcext:value-type="float">
            <text:p>10071,1053721905</text:p>
          </table:table-cell>
          <table:table-cell table:formula="of:=[.B42]/500000" office:value-type="float" office:value="0.000489066477298737" calcext:value-type="float">
            <text:p>0,0004891</text:p>
          </table:table-cell>
          <table:table-cell table:style-name="ce3" table:formula="of:=[.$H$7] * [.$A42] + [.$H$8]" office:value-type="float" office:value="10073.226342363" calcext:value-type="float">
            <text:p>10073,226342363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float" office:value="246.89673614502" calcext:value-type="float">
            <text:p>246,896736145020</text:p>
          </table:table-cell>
          <table:table-cell table:formula="of:=[.B43]+[.C42]" office:value-type="float" office:value="10318.0021083355" calcext:value-type="float">
            <text:p>10318,0021083355</text:p>
          </table:table-cell>
          <table:table-cell table:formula="of:=[.B43]/500000" office:value-type="float" office:value="0.000493793472290039" calcext:value-type="float">
            <text:p>0,0004938</text:p>
          </table:table-cell>
          <table:table-cell table:formula="of:=[.$H$7] * [.$A43] + [.$H$8]" office:value-type="float" office:value="10318.6921599218" calcext:value-type="float">
            <text:p>10318,6921599218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44.110486030579" calcext:value-type="float">
            <text:p>244,110486030579</text:p>
          </table:table-cell>
          <table:table-cell table:formula="of:=[.B44]+[.C43]" office:value-type="float" office:value="10562.1125943661" calcext:value-type="float">
            <text:p>10562,1125943661</text:p>
          </table:table-cell>
          <table:table-cell table:formula="of:=[.B44]/500000" office:value-type="float" office:value="0.000488220972061157" calcext:value-type="float">
            <text:p>0,0004882</text:p>
          </table:table-cell>
          <table:table-cell table:formula="of:=[.$H$7] * [.$A44] + [.$H$8]" office:value-type="float" office:value="10564.1579774806" calcext:value-type="float">
            <text:p>10564,1579774806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46.073539495468" calcext:value-type="float">
            <text:p>246,073539495468</text:p>
          </table:table-cell>
          <table:table-cell table:formula="of:=[.B45]+[.C44]" office:value-type="float" office:value="10808.1861338615" calcext:value-type="float">
            <text:p>10808,1861338615</text:p>
          </table:table-cell>
          <table:table-cell table:formula="of:=[.B45]/500000" office:value-type="float" office:value="0.000492147078990936" calcext:value-type="float">
            <text:p>0,0004921</text:p>
          </table:table-cell>
          <table:table-cell table:formula="of:=[.$H$7] * [.$A45] + [.$H$8]" office:value-type="float" office:value="10809.6237950395" calcext:value-type="float">
            <text:p>10809,623795039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44.324167966843" calcext:value-type="float">
            <text:p>244,324167966843</text:p>
          </table:table-cell>
          <table:table-cell table:formula="of:=[.B46]+[.C45]" office:value-type="float" office:value="11052.5103018284" calcext:value-type="float">
            <text:p>11052,5103018284</text:p>
          </table:table-cell>
          <table:table-cell table:formula="of:=[.B46]/500000" office:value-type="float" office:value="0.000488648335933685" calcext:value-type="float">
            <text:p>0,0004886</text:p>
          </table:table-cell>
          <table:table-cell table:formula="of:=[.$H$7] * [.$A46] + [.$H$8]" office:value-type="float" office:value="11055.0896125983" calcext:value-type="float">
            <text:p>11055,089612598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float" office:value="246.74736738205" calcext:value-type="float">
            <text:p>246,747367382050</text:p>
          </table:table-cell>
          <table:table-cell table:formula="of:=[.B47]+[.C46]" office:value-type="float" office:value="11299.2576692104" calcext:value-type="float">
            <text:p>11299,2576692104</text:p>
          </table:table-cell>
          <table:table-cell table:formula="of:=[.B47]/500000" office:value-type="float" office:value="0.000493494734764099" calcext:value-type="float">
            <text:p>0,0004935</text:p>
          </table:table-cell>
          <table:table-cell table:formula="of:=[.$H$7] * [.$A47] + [.$H$8]" office:value-type="float" office:value="11300.5554301572" calcext:value-type="float">
            <text:p>11300,5554301572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float" office:value="244.40317940712" calcext:value-type="float">
            <text:p>244,403179407120</text:p>
          </table:table-cell>
          <table:table-cell table:formula="of:=[.B48]+[.C47]" office:value-type="float" office:value="11543.6608486176" calcext:value-type="float">
            <text:p>11543,6608486176</text:p>
          </table:table-cell>
          <table:table-cell table:formula="of:=[.B48]/500000" office:value-type="float" office:value="0.00048880635881424" calcext:value-type="float">
            <text:p>0,0004888</text:p>
          </table:table-cell>
          <table:table-cell table:style-name="ce5" table:formula="of:=[.$H$7] * [.$A48] + [.$H$8]" office:value-type="float" office:value="11546.021247716" calcext:value-type="float">
            <text:p>11546,021247716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47.883196830749" calcext:value-type="float">
            <text:p>247,883196830749</text:p>
          </table:table-cell>
          <table:table-cell table:formula="of:=[.B49]+[.C48]" office:value-type="float" office:value="11791.5440454483" calcext:value-type="float">
            <text:p>11791,5440454483</text:p>
          </table:table-cell>
          <table:table-cell table:formula="of:=[.B49]/500000" office:value-type="float" office:value="0.000495766393661499" calcext:value-type="float">
            <text:p>0,0004958</text:p>
          </table:table-cell>
          <table:table-cell table:formula="of:=[.$H$7] * [.$A49] + [.$H$8]" office:value-type="float" office:value="11791.4870652749" calcext:value-type="float">
            <text:p>11791,4870652749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44.413834810257" calcext:value-type="float">
            <text:p>244,413834810257</text:p>
          </table:table-cell>
          <table:table-cell table:formula="of:=[.B50]+[.C49]" office:value-type="float" office:value="12035.9578802586" calcext:value-type="float">
            <text:p>12035,9578802586</text:p>
          </table:table-cell>
          <table:table-cell table:formula="of:=[.B50]/500000" office:value-type="float" office:value="0.000488827669620514" calcext:value-type="float">
            <text:p>0,0004888</text:p>
          </table:table-cell>
          <table:table-cell table:formula="of:=[.$H$7] * [.$A50] + [.$H$8]" office:value-type="float" office:value="12036.9528828337" calcext:value-type="float">
            <text:p>12036,952882833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7.057592630386" calcext:value-type="float">
            <text:p>247,057592630386</text:p>
          </table:table-cell>
          <table:table-cell table:formula="of:=[.B51]+[.C50]" office:value-type="float" office:value="12283.0154728889" calcext:value-type="float">
            <text:p>12283,0154728889</text:p>
          </table:table-cell>
          <table:table-cell table:formula="of:=[.B51]/500000" office:value-type="float" office:value="0.000494115185260773" calcext:value-type="float">
            <text:p>0,0004941</text:p>
          </table:table-cell>
          <table:table-cell table:formula="of:=[.$H$7] * [.$A51] + [.$H$8]" office:value-type="float" office:value="12282.4187003925" calcext:value-type="float">
            <text:p>12282,418700392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46.534549474716" calcext:value-type="float">
            <text:p>246,534549474716</text:p>
          </table:table-cell>
          <table:table-cell table:formula="of:=[.B52]+[.C51]" office:value-type="float" office:value="12529.5500223637" calcext:value-type="float">
            <text:p>12529,5500223637</text:p>
          </table:table-cell>
          <table:table-cell table:formula="of:=[.B52]/500000" office:value-type="float" office:value="0.000493069098949432" calcext:value-type="float">
            <text:p>0,0004931</text:p>
          </table:table-cell>
          <table:table-cell table:formula="of:=[.$H$7] * [.$A52] + [.$H$8]" office:value-type="float" office:value="12527.8845179514" calcext:value-type="float">
            <text:p>12527,8845179514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43.806964635849" calcext:value-type="float">
            <text:p>243,806964635849</text:p>
          </table:table-cell>
          <table:table-cell table:formula="of:=[.B53]+[.C52]" office:value-type="float" office:value="12773.3569869995" calcext:value-type="float">
            <text:p>12773,3569869995</text:p>
          </table:table-cell>
          <table:table-cell table:formula="of:=[.B53]/500000" office:value-type="float" office:value="0.000487613929271698" calcext:value-type="float">
            <text:p>0,0004876</text:p>
          </table:table-cell>
          <table:table-cell table:formula="of:=[.$H$7] * [.$A53] + [.$H$8]" office:value-type="float" office:value="12773.3503355102" calcext:value-type="float">
            <text:p>12773,3503355102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44.316905260086" calcext:value-type="float">
            <text:p>244,316905260086</text:p>
          </table:table-cell>
          <table:table-cell table:formula="of:=[.B54]+[.C53]" office:value-type="float" office:value="13017.6738922596" calcext:value-type="float">
            <text:p>13017,6738922596</text:p>
          </table:table-cell>
          <table:table-cell table:formula="of:=[.B54]/500000" office:value-type="float" office:value="0.000488633810520172" calcext:value-type="float">
            <text:p>0,0004886</text:p>
          </table:table-cell>
          <table:table-cell table:formula="of:=[.$H$7] * [.$A54] + [.$H$8]" office:value-type="float" office:value="13018.8161530691" calcext:value-type="float">
            <text:p>13018,8161530691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46.623758554459" calcext:value-type="float">
            <text:p>246,623758554459</text:p>
          </table:table-cell>
          <table:table-cell table:formula="of:=[.B55]+[.C54]" office:value-type="float" office:value="13264.2976508141" calcext:value-type="float">
            <text:p>13264,2976508141</text:p>
          </table:table-cell>
          <table:table-cell table:formula="of:=[.B55]/500000" office:value-type="float" office:value="0.000493247517108917" calcext:value-type="float">
            <text:p>0,0004932</text:p>
          </table:table-cell>
          <table:table-cell table:formula="of:=[.$H$7] * [.$A55] + [.$H$8]" office:value-type="float" office:value="13264.2819706279" calcext:value-type="float">
            <text:p>13264,2819706279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4.800325393677" calcext:value-type="float">
            <text:p>244,800325393677</text:p>
          </table:table-cell>
          <table:table-cell table:formula="of:=[.B56]+[.C55]" office:value-type="float" office:value="13509.0979762077" calcext:value-type="float">
            <text:p>13509,0979762077</text:p>
          </table:table-cell>
          <table:table-cell table:formula="of:=[.B56]/500000" office:value-type="float" office:value="0.000489600650787354" calcext:value-type="float">
            <text:p>0,0004896</text:p>
          </table:table-cell>
          <table:table-cell table:formula="of:=[.$H$7] * [.$A56] + [.$H$8]" office:value-type="float" office:value="13509.7477881867" calcext:value-type="float">
            <text:p>13509,7477881867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47.068780660629" calcext:value-type="float">
            <text:p>247,068780660629</text:p>
          </table:table-cell>
          <table:table-cell table:formula="of:=[.B57]+[.C56]" office:value-type="float" office:value="13756.1667568684" calcext:value-type="float">
            <text:p>13756,1667568684</text:p>
          </table:table-cell>
          <table:table-cell table:formula="of:=[.B57]/500000" office:value-type="float" office:value="0.000494137561321259" calcext:value-type="float">
            <text:p>0,0004941</text:p>
          </table:table-cell>
          <table:table-cell table:formula="of:=[.$H$7] * [.$A57] + [.$H$8]" office:value-type="float" office:value="13755.2136057456" calcext:value-type="float">
            <text:p>13755,2136057456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44.382819414139" calcext:value-type="float">
            <text:p>244,382819414139</text:p>
          </table:table-cell>
          <table:table-cell table:formula="of:=[.B58]+[.C57]" office:value-type="float" office:value="14000.5495762825" calcext:value-type="float">
            <text:p>14000,5495762825</text:p>
          </table:table-cell>
          <table:table-cell table:formula="of:=[.B58]/500000" office:value-type="float" office:value="0.000488765638828278" calcext:value-type="float">
            <text:p>0,0004888</text:p>
          </table:table-cell>
          <table:table-cell table:formula="of:=[.$H$7] * [.$A58] + [.$H$8]" office:value-type="float" office:value="14000.6794233044" calcext:value-type="float">
            <text:p>14000,6794233044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7.253136396408" calcext:value-type="float">
            <text:p>247,253136396408</text:p>
          </table:table-cell>
          <table:table-cell table:formula="of:=[.B59]+[.C58]" office:value-type="float" office:value="14247.8027126789" calcext:value-type="float">
            <text:p>14247,8027126789</text:p>
          </table:table-cell>
          <table:table-cell table:formula="of:=[.B59]/500000" office:value-type="float" office:value="0.000494506272792816" calcext:value-type="float">
            <text:p>0,0004945</text:p>
          </table:table-cell>
          <table:table-cell table:formula="of:=[.$H$7] * [.$A59] + [.$H$8]" office:value-type="float" office:value="14246.1452408633" calcext:value-type="float">
            <text:p>14246,1452408633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office:value-type="float" office:value="243.45800280571" calcext:value-type="float">
            <text:p>243,458002805710</text:p>
          </table:table-cell>
          <table:table-cell table:formula="of:=[.B60]+[.C59]" office:value-type="float" office:value="14491.2607154846" calcext:value-type="float">
            <text:p>14491,2607154846</text:p>
          </table:table-cell>
          <table:table-cell table:formula="of:=[.B60]/500000" office:value-type="float" office:value="0.00048691600561142" calcext:value-type="float">
            <text:p>0,0004869</text:p>
          </table:table-cell>
          <table:table-cell table:formula="of:=[.$H$7] * [.$A60] + [.$H$8]" office:value-type="float" office:value="14491.6110584221" calcext:value-type="float">
            <text:p>14491,611058422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6.354946374893" calcext:value-type="float">
            <text:p>246,354946374893</text:p>
          </table:table-cell>
          <table:table-cell table:formula="of:=[.B61]+[.C60]" office:value-type="float" office:value="14737.6156618595" calcext:value-type="float">
            <text:p>14737,6156618595</text:p>
          </table:table-cell>
          <table:table-cell table:formula="of:=[.B61]/500000" office:value-type="float" office:value="0.000492709892749786" calcext:value-type="float">
            <text:p>0,0004927</text:p>
          </table:table-cell>
          <table:table-cell table:style-name="ce5" table:formula="of:=[.$H$7] * [.$A61] + [.$H$8]" office:value-type="float" office:value="14737.076875981" calcext:value-type="float">
            <text:p>14737,076875981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61])" office:value-type="float" office:value="14737.6156618595" calcext:value-type="float">
            <text:p>14737,6156618595</text:p>
          </table:table-cell>
          <table:table-cell table:formula="of:=[.C61]" office:value-type="float" office:value="14737.6156618595" calcext:value-type="float">
            <text:p>14737,6156618595</text:p>
          </table:table-cell>
          <table:table-cell table:style-name="Default" table:formula="of:=AVERAGE([.D2:.D61])" office:value-type="float" office:value="0.000491253855395317" calcext:value-type="float">
            <text:p>0,000491253855395</text:p>
          </table:table-cell>
          <table:table-cell table:number-columns-repeated="4"/>
        </table:table-row>
      </table:table>
      <table:table table:name="select" table:style-name="ta1"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DAU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Regressão</text:p>
          </table:table-cell>
          <table:table-cell/>
          <table:table-cell office:value-type="string" calcext:value-type="string">
            <text:p><text:span text:style-name="T1">Regressão</text:span>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.816485404968" calcext:value-type="float">
            <text:p>237,816485404968</text:p>
          </table:table-cell>
          <table:table-cell table:formula="of:=[.B2]" office:value-type="float" office:value="237.816485404968" calcext:value-type="float">
            <text:p>237,816485404968</text:p>
          </table:table-cell>
          <table:table-cell table:style-name="ce6" table:formula="of:=[.B2]/500000" office:value-type="float" office:value="0.000475632970809937" calcext:value-type="float">
            <text:p>0,000475632970810</text:p>
          </table:table-cell>
          <table:table-cell table:formula="of:=[.$H$7] * [.$A2] + [.$H$8]" office:value-type="float" office:value="228.613020909678" calcext:value-type="float">
            <text:p>228,61302090967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.942408323288" calcext:value-type="float">
            <text:p>237,942408323288</text:p>
          </table:table-cell>
          <table:table-cell table:formula="of:=[.B3]+[.C2]" office:value-type="float" office:value="475.758893728256" calcext:value-type="float">
            <text:p>475,758893728256</text:p>
          </table:table-cell>
          <table:table-cell table:formula="of:=[.B3]/500000" office:value-type="float" office:value="0.000475884816646576" calcext:value-type="float">
            <text:p>0,000475884816647</text:p>
          </table:table-cell>
          <table:table-cell table:formula="of:=[.$H$7] * [.$A3] + [.$H$8]" office:value-type="float" office:value="468.180649505572" calcext:value-type="float">
            <text:p>468,180649505572</text:p>
          </table:table-cell>
          <table:table-cell/>
          <table:table-cell office:value-type="string" calcext:value-type="string">
            <text:p>Modelo de regressão</text:p>
          </table:table-cell>
          <table:table-cell office:value-type="string" calcext:value-type="string">
            <text:p>Linea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5.577770471573" calcext:value-type="float">
            <text:p>235,577770471573</text:p>
          </table:table-cell>
          <table:table-cell table:formula="of:=[.B4]+[.C3]" office:value-type="float" office:value="711.336664199829" calcext:value-type="float">
            <text:p>711,336664199829</text:p>
          </table:table-cell>
          <table:table-cell table:formula="of:=[.B4]/500000" office:value-type="float" office:value="0.000471155540943146" calcext:value-type="float">
            <text:p>0,000471155540943</text:p>
          </table:table-cell>
          <table:table-cell table:formula="of:=[.$H$7] * [.$A4] + [.$H$8]" office:value-type="float" office:value="707.748278101467" calcext:value-type="float">
            <text:p>707,748278101467</text:p>
          </table:table-cell>
          <table:table-cell/>
          <table:table-cell office:value-type="string" calcext:value-type="string">
            <text:p>R²</text:p>
          </table:table-cell>
          <table:table-cell table:number-matrix-columns-spanned="1" table:number-matrix-rows-spanned="1" table:formula="of:=RSQ([.$C$2:.$C$61] ; [.$A$2:.$A$61])" office:value-type="float" office:value="0.999999794797633" calcext:value-type="float">
            <text:p>0,9999997947976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236.26833820343" calcext:value-type="float">
            <text:p>236,268338203430</text:p>
          </table:table-cell>
          <table:table-cell table:formula="of:=[.B5]+[.C4]" office:value-type="float" office:value="947.605002403259" calcext:value-type="float">
            <text:p>947,605002403259</text:p>
          </table:table-cell>
          <table:table-cell table:formula="of:=[.B5]/500000" office:value-type="float" office:value="0.00047253667640686" calcext:value-type="float">
            <text:p>0,000472536676407</text:p>
          </table:table-cell>
          <table:table-cell table:formula="of:=[.$H$7] * [.$A5] + [.$H$8]" office:value-type="float" office:value="947.315906697362" calcext:value-type="float">
            <text:p>947,315906697362</text:p>
          </table:table-cell>
          <table:table-cell/>
          <table:table-cell office:value-type="string" calcext:value-type="string">
            <text:p>Erro padrão</text:p>
          </table:table-cell>
          <table:table-cell table:number-matrix-columns-spanned="1" table:number-matrix-rows-spanned="1" table:formula="of:=STEYX([.$C$2:.$C$61] ; [.$A$2:.$A$61])" office:value-type="float" office:value="1.91153075625116" calcext:value-type="float">
            <text:p>1,911530756251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8.997004508972" calcext:value-type="float">
            <text:p>238,997004508972</text:p>
          </table:table-cell>
          <table:table-cell table:formula="of:=[.B6]+[.C5]" office:value-type="float" office:value="1186.60200691223" calcext:value-type="float">
            <text:p>1186,60200691223</text:p>
          </table:table-cell>
          <table:table-cell table:formula="of:=[.B6]/500000" office:value-type="float" office:value="0.000477994009017944" calcext:value-type="float">
            <text:p>0,000477994009018</text:p>
          </table:table-cell>
          <table:table-cell table:formula="of:=[.$H$7] * [.$A6] + [.$H$8]" office:value-type="float" office:value="1186.88353529326" calcext:value-type="float">
            <text:p>1186,8835352932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238.43613910675" calcext:value-type="float">
            <text:p>238,436139106750</text:p>
          </table:table-cell>
          <table:table-cell table:formula="of:=[.B7]+[.C6]" office:value-type="float" office:value="1425.03814601898" calcext:value-type="float">
            <text:p>1425,03814601898</text:p>
          </table:table-cell>
          <table:table-cell table:formula="of:=[.B7]/500000" office:value-type="float" office:value="0.000476872278213501" calcext:value-type="float">
            <text:p>0,000476872278214</text:p>
          </table:table-cell>
          <table:table-cell table:formula="of:=[.$H$7] * [.$A7] + [.$H$8]" office:value-type="float" office:value="1426.45116388915" calcext:value-type="float">
            <text:p>1426,45116388915</text:p>
          </table:table-cell>
          <table:table-cell/>
          <table:table-cell office:value-type="string" calcext:value-type="string">
            <text:p>Inclinação</text:p>
          </table:table-cell>
          <table:table-cell table:number-matrix-columns-spanned="1" table:number-matrix-rows-spanned="1" table:formula="of:=SLOPE([.$C$2:.$C$61] ; [.$A$2:.$A$61])" office:value-type="float" office:value="239.567628595895" calcext:value-type="float">
            <text:p>239,5676285958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9.688421964645" calcext:value-type="float">
            <text:p>239,688421964645</text:p>
          </table:table-cell>
          <table:table-cell table:formula="of:=[.B8]+[.C7]" office:value-type="float" office:value="1664.72656798363" calcext:value-type="float">
            <text:p>1664,72656798363</text:p>
          </table:table-cell>
          <table:table-cell table:formula="of:=[.B8]/500000" office:value-type="float" office:value="0.000479376843929291" calcext:value-type="float">
            <text:p>0,000479376843929</text:p>
          </table:table-cell>
          <table:table-cell table:formula="of:=[.$H$7] * [.$A8] + [.$H$8]" office:value-type="float" office:value="1666.01879248505" calcext:value-type="float">
            <text:p>1666,01879248505</text:p>
          </table:table-cell>
          <table:table-cell/>
          <table:table-cell office:value-type="string" calcext:value-type="string">
            <text:p>Interceptação</text:p>
          </table:table-cell>
          <table:table-cell table:number-matrix-columns-spanned="1" table:number-matrix-rows-spanned="1" table:formula="of:=INTERCEPT([.$C$2:.$C$61] ; [.$A$2:.$A$61])" office:value-type="float" office:value="-10.9546076862171" calcext:value-type="float">
            <text:p>-10,95460768621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9.612371921539" calcext:value-type="float">
            <text:p>239,612371921539</text:p>
          </table:table-cell>
          <table:table-cell table:formula="of:=[.B9]+[.C8]" office:value-type="float" office:value="1904.33893990517" calcext:value-type="float">
            <text:p>1904,33893990517</text:p>
          </table:table-cell>
          <table:table-cell table:formula="of:=[.B9]/500000" office:value-type="float" office:value="0.000479224743843079" calcext:value-type="float">
            <text:p>0,000479224743843</text:p>
          </table:table-cell>
          <table:table-cell table:formula="of:=[.$H$7] * [.$A9] + [.$H$8]" office:value-type="float" office:value="1905.58642108094" calcext:value-type="float">
            <text:p>1905,5864210809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9.644790410995" calcext:value-type="float">
            <text:p>239,644790410995</text:p>
          </table:table-cell>
          <table:table-cell table:formula="of:=[.B10]+[.C9]" office:value-type="float" office:value="2143.98373031616" calcext:value-type="float">
            <text:p>2143,98373031616</text:p>
          </table:table-cell>
          <table:table-cell table:formula="of:=[.B10]/500000" office:value-type="float" office:value="0.000479289580821991" calcext:value-type="float">
            <text:p>0,000479289580822</text:p>
          </table:table-cell>
          <table:table-cell table:formula="of:=[.$H$7] * [.$A10] + [.$H$8]" office:value-type="float" office:value="2145.15404967683" calcext:value-type="float">
            <text:p>2145,1540496768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0.053022384644" calcext:value-type="float">
            <text:p>240,053022384644</text:p>
          </table:table-cell>
          <table:table-cell table:formula="of:=[.B11]+[.C10]" office:value-type="float" office:value="2384.03675270081" calcext:value-type="float">
            <text:p>2384,03675270081</text:p>
          </table:table-cell>
          <table:table-cell table:formula="of:=[.B11]/500000" office:value-type="float" office:value="0.000480106044769287" calcext:value-type="float">
            <text:p>0,000480106044769</text:p>
          </table:table-cell>
          <table:table-cell table:formula="of:=[.$H$7] * [.$A11] + [.$H$8]" office:value-type="float" office:value="2384.72167827273" calcext:value-type="float">
            <text:p>2384,7216782727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9.267096042633" calcext:value-type="float">
            <text:p>239,267096042633</text:p>
          </table:table-cell>
          <table:table-cell table:formula="of:=[.B12]+[.C11]" office:value-type="float" office:value="2623.30384874344" calcext:value-type="float">
            <text:p>2623,30384874344</text:p>
          </table:table-cell>
          <table:table-cell table:formula="of:=[.B12]/500000" office:value-type="float" office:value="0.000478534192085266" calcext:value-type="float">
            <text:p>0,000478534192085</text:p>
          </table:table-cell>
          <table:table-cell table:formula="of:=[.$H$7] * [.$A12] + [.$H$8]" office:value-type="float" office:value="2624.28930686862" calcext:value-type="float">
            <text:p>2624,2893068686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.295099258423" calcext:value-type="float">
            <text:p>240,295099258423</text:p>
          </table:table-cell>
          <table:table-cell table:formula="of:=[.B13]+[.C12]" office:value-type="float" office:value="2863.59894800186" calcext:value-type="float">
            <text:p>2863,59894800186</text:p>
          </table:table-cell>
          <table:table-cell table:formula="of:=[.B13]/500000" office:value-type="float" office:value="0.000480590198516846" calcext:value-type="float">
            <text:p>0,000480590198517</text:p>
          </table:table-cell>
          <table:table-cell table:formula="of:=[.$H$7] * [.$A13] + [.$H$8]" office:value-type="float" office:value="2863.85693546452" calcext:value-type="float">
            <text:p>2863,8569354645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8.922762870789" calcext:value-type="float">
            <text:p>238,922762870789</text:p>
          </table:table-cell>
          <table:table-cell table:formula="of:=[.B14]+[.C13]" office:value-type="float" office:value="3102.52171087265" calcext:value-type="float">
            <text:p>3102,52171087265</text:p>
          </table:table-cell>
          <table:table-cell table:formula="of:=[.B14]/500000" office:value-type="float" office:value="0.000477845525741577" calcext:value-type="float">
            <text:p>0,000477845525742</text:p>
          </table:table-cell>
          <table:table-cell table:formula="of:=[.$H$7] * [.$A14] + [.$H$8]" office:value-type="float" office:value="3103.42456406041" calcext:value-type="float">
            <text:p>3103,4245640604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239.39786362648" calcext:value-type="float">
            <text:p>239,397863626480</text:p>
          </table:table-cell>
          <table:table-cell table:formula="of:=[.B15]+[.C14]" office:value-type="float" office:value="3341.91957449913" calcext:value-type="float">
            <text:p>3341,91957449913</text:p>
          </table:table-cell>
          <table:table-cell table:formula="of:=[.B15]/500000" office:value-type="float" office:value="0.00047879572725296" calcext:value-type="float">
            <text:p>0,000478795727253</text:p>
          </table:table-cell>
          <table:table-cell table:formula="of:=[.$H$7] * [.$A15] + [.$H$8]" office:value-type="float" office:value="3342.99219265631" calcext:value-type="float">
            <text:p>3342,9921926563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239.24632692337" calcext:value-type="float">
            <text:p>239,246326923370</text:p>
          </table:table-cell>
          <table:table-cell table:style-name="ce5" table:formula="of:=[.B16]+[.C15]" office:value-type="float" office:value="3581.1659014225" calcext:value-type="float">
            <text:p>3581,1659014225</text:p>
          </table:table-cell>
          <table:table-cell table:formula="of:=[.B16]/500000" office:value-type="float" office:value="0.000478492653846741" calcext:value-type="float">
            <text:p>0,000478492653847</text:p>
          </table:table-cell>
          <table:table-cell table:style-name="ce3" table:formula="of:=[.$H$7] * [.$A16] + [.$H$8]" office:value-type="float" office:value="3582.5598212522" calcext:value-type="float">
            <text:p>3582,5598212522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9.682726860046" calcext:value-type="float">
            <text:p>239,682726860046</text:p>
          </table:table-cell>
          <table:table-cell table:formula="of:=[.B17]+[.C16]" office:value-type="float" office:value="3820.84862828255" calcext:value-type="float">
            <text:p>3820,84862828255</text:p>
          </table:table-cell>
          <table:table-cell table:style-name="ce6" table:formula="of:=[.B17]/500000" office:value-type="float" office:value="0.000479365453720093" calcext:value-type="float">
            <text:p>0,000479365453720</text:p>
          </table:table-cell>
          <table:table-cell table:style-name="ce3" table:formula="of:=[.$H$7] * [.$A17] + [.$H$8]" office:value-type="float" office:value="3822.1274498481" calcext:value-type="float">
            <text:p>3822,1274498481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8.915360212326" calcext:value-type="float">
            <text:p>238,915360212326</text:p>
          </table:table-cell>
          <table:table-cell table:formula="of:=[.B18]+[.C17]" office:value-type="float" office:value="4059.76398849487" calcext:value-type="float">
            <text:p>4059,76398849487</text:p>
          </table:table-cell>
          <table:table-cell table:formula="of:=[.B18]/500000" office:value-type="float" office:value="0.000477830720424652" calcext:value-type="float">
            <text:p>0,000477830720425</text:p>
          </table:table-cell>
          <table:table-cell table:formula="of:=[.$H$7] * [.$A18] + [.$H$8]" office:value-type="float" office:value="4061.69507844399" calcext:value-type="float">
            <text:p>4061,69507844399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0.708177804947" calcext:value-type="float">
            <text:p>240,708177804947</text:p>
          </table:table-cell>
          <table:table-cell table:formula="of:=[.B19]+[.C18]" office:value-type="float" office:value="4300.47216629982" calcext:value-type="float">
            <text:p>4300,47216629982</text:p>
          </table:table-cell>
          <table:table-cell table:style-name="ce6" table:formula="of:=[.B19]/500000" office:value-type="float" office:value="0.000481416355609894" calcext:value-type="float">
            <text:p>0,000481416355610</text:p>
          </table:table-cell>
          <table:table-cell table:formula="of:=[.$H$7] * [.$A19] + [.$H$8]" office:value-type="float" office:value="4301.26270703989" calcext:value-type="float">
            <text:p>4301,2627070398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9.143970251083" calcext:value-type="float">
            <text:p>239,143970251083</text:p>
          </table:table-cell>
          <table:table-cell table:style-name="ce5" table:formula="of:=[.B20]+[.C19]" office:value-type="float" office:value="4539.6161365509" calcext:value-type="float">
            <text:p>4539,6161365509</text:p>
          </table:table-cell>
          <table:table-cell table:formula="of:=[.B20]/500000" office:value-type="float" office:value="0.000478287940502167" calcext:value-type="float">
            <text:p>0,000478287940502</text:p>
          </table:table-cell>
          <table:table-cell table:formula="of:=[.$H$7] * [.$A20] + [.$H$8]" office:value-type="float" office:value="4540.83033563578" calcext:value-type="float">
            <text:p>4540,8303356357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0.035445451736" calcext:value-type="float">
            <text:p>240,035445451736</text:p>
          </table:table-cell>
          <table:table-cell table:formula="of:=[.B21]+[.C20]" office:value-type="float" office:value="4779.65158200264" calcext:value-type="float">
            <text:p>4779,65158200264</text:p>
          </table:table-cell>
          <table:table-cell table:formula="of:=[.B21]/500000" office:value-type="float" office:value="0.000480070890903473" calcext:value-type="float">
            <text:p>0,000480070890903</text:p>
          </table:table-cell>
          <table:table-cell table:formula="of:=[.$H$7] * [.$A21] + [.$H$8]" office:value-type="float" office:value="4780.39796423168" calcext:value-type="float">
            <text:p>4780,3979642316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9.239649295807" calcext:value-type="float">
            <text:p>239,239649295807</text:p>
          </table:table-cell>
          <table:table-cell table:formula="of:=[.B22]+[.C21]" office:value-type="float" office:value="5018.89123129845" calcext:value-type="float">
            <text:p>5018,89123129845</text:p>
          </table:table-cell>
          <table:table-cell table:formula="of:=[.B22]/500000" office:value-type="float" office:value="0.000478479298591614" calcext:value-type="float">
            <text:p>0,000478479298592</text:p>
          </table:table-cell>
          <table:table-cell table:formula="of:=[.$H$7] * [.$A22] + [.$H$8]" office:value-type="float" office:value="5019.96559282757" calcext:value-type="float">
            <text:p>5019,96559282757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9.369869232178" calcext:value-type="float">
            <text:p>239,369869232178</text:p>
          </table:table-cell>
          <table:table-cell table:formula="of:=[.B23]+[.C22]" office:value-type="float" office:value="5258.26110053063" calcext:value-type="float">
            <text:p>5258,26110053063</text:p>
          </table:table-cell>
          <table:table-cell table:formula="of:=[.B23]/500000" office:value-type="float" office:value="0.000478739738464356" calcext:value-type="float">
            <text:p>0,000478739738464</text:p>
          </table:table-cell>
          <table:table-cell table:formula="of:=[.$H$7] * [.$A23] + [.$H$8]" office:value-type="float" office:value="5259.53322142347" calcext:value-type="float">
            <text:p>5259,5332214234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9.945519685745" calcext:value-type="float">
            <text:p>239,945519685745</text:p>
          </table:table-cell>
          <table:table-cell table:formula="of:=[.B24]+[.C23]" office:value-type="float" office:value="5498.20662021637" calcext:value-type="float">
            <text:p>5498,20662021637</text:p>
          </table:table-cell>
          <table:table-cell table:formula="of:=[.B24]/500000" office:value-type="float" office:value="0.00047989103937149" calcext:value-type="float">
            <text:p>0,000479891039371</text:p>
          </table:table-cell>
          <table:table-cell table:formula="of:=[.$H$7] * [.$A24] + [.$H$8]" office:value-type="float" office:value="5499.10085001936" calcext:value-type="float">
            <text:p>5499,1008500193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9.113692522049" calcext:value-type="float">
            <text:p>239,113692522049</text:p>
          </table:table-cell>
          <table:table-cell table:formula="of:=[.B25]+[.C24]" office:value-type="float" office:value="5737.32031273842" calcext:value-type="float">
            <text:p>5737,32031273842</text:p>
          </table:table-cell>
          <table:table-cell table:formula="of:=[.B25]/500000" office:value-type="float" office:value="0.000478227385044098" calcext:value-type="float">
            <text:p>0,000478227385044</text:p>
          </table:table-cell>
          <table:table-cell table:formula="of:=[.$H$7] * [.$A25] + [.$H$8]" office:value-type="float" office:value="5738.66847861525" calcext:value-type="float">
            <text:p>5738,668478615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240.00707244873" calcext:value-type="float">
            <text:p>240,007072448730</text:p>
          </table:table-cell>
          <table:table-cell table:formula="of:=[.B26]+[.C25]" office:value-type="float" office:value="5977.32738518715" calcext:value-type="float">
            <text:p>5977,32738518715</text:p>
          </table:table-cell>
          <table:table-cell table:formula="of:=[.B26]/500000" office:value-type="float" office:value="0.000480014144897461" calcext:value-type="float">
            <text:p>0,000480014144897</text:p>
          </table:table-cell>
          <table:table-cell table:formula="of:=[.$H$7] * [.$A26] + [.$H$8]" office:value-type="float" office:value="5978.23610721115" calcext:value-type="float">
            <text:p>5978,2361072111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8.995922088623" calcext:value-type="float">
            <text:p>238,995922088623</text:p>
          </table:table-cell>
          <table:table-cell table:formula="of:=[.B27]+[.C26]" office:value-type="float" office:value="6216.32330727577" calcext:value-type="float">
            <text:p>6216,32330727577</text:p>
          </table:table-cell>
          <table:table-cell table:formula="of:=[.B27]/500000" office:value-type="float" office:value="0.000477991844177246" calcext:value-type="float">
            <text:p>0,000477991844177</text:p>
          </table:table-cell>
          <table:table-cell table:formula="of:=[.$H$7] * [.$A27] + [.$H$8]" office:value-type="float" office:value="6217.80373580704" calcext:value-type="float">
            <text:p>6217,80373580704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9.737786769867" calcext:value-type="float">
            <text:p>239,737786769867</text:p>
          </table:table-cell>
          <table:table-cell table:formula="of:=[.B28]+[.C27]" office:value-type="float" office:value="6456.06109404564" calcext:value-type="float">
            <text:p>6456,06109404564</text:p>
          </table:table-cell>
          <table:table-cell table:style-name="ce6" table:formula="of:=[.B28]/500000" office:value-type="float" office:value="0.000479475573539734" calcext:value-type="float">
            <text:p>0,000479475573540</text:p>
          </table:table-cell>
          <table:table-cell table:formula="of:=[.$H$7] * [.$A28] + [.$H$8]" office:value-type="float" office:value="6457.37136440294" calcext:value-type="float">
            <text:p>6457,37136440294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9.090692996979" calcext:value-type="float">
            <text:p>239,090692996979</text:p>
          </table:table-cell>
          <table:table-cell table:formula="of:=[.B29]+[.C28]" office:value-type="float" office:value="6695.15178704262" calcext:value-type="float">
            <text:p>6695,15178704262</text:p>
          </table:table-cell>
          <table:table-cell table:formula="of:=[.B29]/500000" office:value-type="float" office:value="0.000478181385993957" calcext:value-type="float">
            <text:p>0,000478181385994</text:p>
          </table:table-cell>
          <table:table-cell table:formula="of:=[.$H$7] * [.$A29] + [.$H$8]" office:value-type="float" office:value="6696.93899299883" calcext:value-type="float">
            <text:p>6696,9389929988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0.093900918961" calcext:value-type="float">
            <text:p>240,093900918961</text:p>
          </table:table-cell>
          <table:table-cell table:formula="of:=[.B30]+[.C29]" office:value-type="float" office:value="6935.24568796158" calcext:value-type="float">
            <text:p>6935,24568796158</text:p>
          </table:table-cell>
          <table:table-cell table:formula="of:=[.B30]/500000" office:value-type="float" office:value="0.000480187801837921" calcext:value-type="float">
            <text:p>0,000480187801838</text:p>
          </table:table-cell>
          <table:table-cell table:formula="of:=[.$H$7] * [.$A30] + [.$H$8]" office:value-type="float" office:value="6936.50662159473" calcext:value-type="float">
            <text:p>6936,5066215947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9.481382131577" calcext:value-type="float">
            <text:p>239,481382131577</text:p>
          </table:table-cell>
          <table:table-cell table:formula="of:=[.B31]+[.C30]" office:value-type="float" office:value="7174.72707009316" calcext:value-type="float">
            <text:p>7174,72707009316</text:p>
          </table:table-cell>
          <table:table-cell table:formula="of:=[.B31]/500000" office:value-type="float" office:value="0.000478962764263153" calcext:value-type="float">
            <text:p>0,000478962764263</text:p>
          </table:table-cell>
          <table:table-cell table:formula="of:=[.$H$7] * [.$A31] + [.$H$8]" office:value-type="float" office:value="7176.07425019062" calcext:value-type="float">
            <text:p>7176,07425019062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9.362095117569" calcext:value-type="float">
            <text:p>239,362095117569</text:p>
          </table:table-cell>
          <table:table-cell table:formula="of:=[.B32]+[.C31]" office:value-type="float" office:value="7414.08916521072" calcext:value-type="float">
            <text:p>7414,08916521072</text:p>
          </table:table-cell>
          <table:table-cell table:formula="of:=[.B32]/500000" office:value-type="float" office:value="0.000478724190235138" calcext:value-type="float">
            <text:p>0,000478724190235</text:p>
          </table:table-cell>
          <table:table-cell table:formula="of:=[.$H$7] * [.$A32] + [.$H$8]" office:value-type="float" office:value="7415.64187878652" calcext:value-type="float">
            <text:p>7415,6418787865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9.763214349747" calcext:value-type="float">
            <text:p>239,763214349747</text:p>
          </table:table-cell>
          <table:table-cell table:formula="of:=[.B33]+[.C32]" office:value-type="float" office:value="7653.85237956047" calcext:value-type="float">
            <text:p>7653,85237956047</text:p>
          </table:table-cell>
          <table:table-cell table:formula="of:=[.B33]/500000" office:value-type="float" office:value="0.000479526428699493" calcext:value-type="float">
            <text:p>0,000479526428699</text:p>
          </table:table-cell>
          <table:table-cell table:formula="of:=[.$H$7] * [.$A33] + [.$H$8]" office:value-type="float" office:value="7655.20950738241" calcext:value-type="float">
            <text:p>7655,2095073824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40.094051599503" calcext:value-type="float">
            <text:p>240,094051599503</text:p>
          </table:table-cell>
          <table:table-cell table:formula="of:=[.B34]+[.C33]" office:value-type="float" office:value="7893.94643115997" calcext:value-type="float">
            <text:p>7893,94643115997</text:p>
          </table:table-cell>
          <table:table-cell table:formula="of:=[.B34]/500000" office:value-type="float" office:value="0.000480188103199005" calcext:value-type="float">
            <text:p>0,000480188103199</text:p>
          </table:table-cell>
          <table:table-cell table:formula="of:=[.$H$7] * [.$A34] + [.$H$8]" office:value-type="float" office:value="7894.77713597831" calcext:value-type="float">
            <text:p>7894,77713597831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9.188209533691" calcext:value-type="float">
            <text:p>239,188209533691</text:p>
          </table:table-cell>
          <table:table-cell table:formula="of:=[.B35]+[.C34]" office:value-type="float" office:value="8133.13464069367" calcext:value-type="float">
            <text:p>8133,13464069367</text:p>
          </table:table-cell>
          <table:table-cell table:formula="of:=[.B35]/500000" office:value-type="float" office:value="0.000478376419067383" calcext:value-type="float">
            <text:p>0,000478376419067</text:p>
          </table:table-cell>
          <table:table-cell table:style-name="ce3" table:formula="of:=[.$H$7] * [.$A35] + [.$H$8]" office:value-type="float" office:value="8134.3447645742" calcext:value-type="float">
            <text:p>8134,3447645742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0.107839345932" calcext:value-type="float">
            <text:p>240,107839345932</text:p>
          </table:table-cell>
          <table:table-cell table:style-name="ce5" table:formula="of:=[.B36]+[.C35]" office:value-type="float" office:value="8373.2424800396" calcext:value-type="float">
            <text:p>8373,2424800396</text:p>
          </table:table-cell>
          <table:table-cell table:formula="of:=[.B36]/500000" office:value-type="float" office:value="0.000480215678691864" calcext:value-type="float">
            <text:p>0,000480215678692</text:p>
          </table:table-cell>
          <table:table-cell table:formula="of:=[.$H$7] * [.$A36] + [.$H$8]" office:value-type="float" office:value="8373.91239317009" calcext:value-type="float">
            <text:p>8373,91239317009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9.766681432724" calcext:value-type="float">
            <text:p>239,766681432724</text:p>
          </table:table-cell>
          <table:table-cell table:formula="of:=[.B37]+[.C36]" office:value-type="float" office:value="8613.00916147232" calcext:value-type="float">
            <text:p>8613,00916147232</text:p>
          </table:table-cell>
          <table:table-cell table:formula="of:=[.B37]/500000" office:value-type="float" office:value="0.000479533362865448" calcext:value-type="float">
            <text:p>0,000479533362865</text:p>
          </table:table-cell>
          <table:table-cell table:formula="of:=[.$H$7] * [.$A37] + [.$H$8]" office:value-type="float" office:value="8613.48002176599" calcext:value-type="float">
            <text:p>8613,48002176599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float" office:value="240.35419511795" calcext:value-type="float">
            <text:p>240,354195117950</text:p>
          </table:table-cell>
          <table:table-cell table:formula="of:=[.B38]+[.C37]" office:value-type="float" office:value="8853.36335659027" calcext:value-type="float">
            <text:p>8853,36335659027</text:p>
          </table:table-cell>
          <table:table-cell table:formula="of:=[.B38]/500000" office:value-type="float" office:value="0.000480708390235901" calcext:value-type="float">
            <text:p>0,000480708390236</text:p>
          </table:table-cell>
          <table:table-cell table:formula="of:=[.$H$7] * [.$A38] + [.$H$8]" office:value-type="float" office:value="8853.04765036189" calcext:value-type="float">
            <text:p>8853,04765036189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0.131186962128" calcext:value-type="float">
            <text:p>240,131186962128</text:p>
          </table:table-cell>
          <table:table-cell table:style-name="ce5" table:formula="of:=[.B39]+[.C38]" office:value-type="float" office:value="9093.4945435524" calcext:value-type="float">
            <text:p>9093,4945435524</text:p>
          </table:table-cell>
          <table:table-cell table:formula="of:=[.B39]/500000" office:value-type="float" office:value="0.000480262373924255" calcext:value-type="float">
            <text:p>0,000480262373924</text:p>
          </table:table-cell>
          <table:table-cell table:formula="of:=[.$H$7] * [.$A39] + [.$H$8]" office:value-type="float" office:value="9092.61527895778" calcext:value-type="float">
            <text:p>9092,6152789577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9.633369207382" calcext:value-type="float">
            <text:p>239,633369207382</text:p>
          </table:table-cell>
          <table:table-cell table:formula="of:=[.B40]+[.C39]" office:value-type="float" office:value="9333.12791275978" calcext:value-type="float">
            <text:p>9333,12791275978</text:p>
          </table:table-cell>
          <table:table-cell table:formula="of:=[.B40]/500000" office:value-type="float" office:value="0.000479266738414764" calcext:value-type="float">
            <text:p>0,000479266738415</text:p>
          </table:table-cell>
          <table:table-cell table:formula="of:=[.$H$7] * [.$A40] + [.$H$8]" office:value-type="float" office:value="9332.18290755367" calcext:value-type="float">
            <text:p>9332,1829075536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9.440313577652" calcext:value-type="float">
            <text:p>239,440313577652</text:p>
          </table:table-cell>
          <table:table-cell table:formula="of:=[.B41]+[.C40]" office:value-type="float" office:value="9572.56822633743" calcext:value-type="float">
            <text:p>9572,56822633743</text:p>
          </table:table-cell>
          <table:table-cell table:formula="of:=[.B41]/500000" office:value-type="float" office:value="0.000478880627155304" calcext:value-type="float">
            <text:p>0,000478880627155</text:p>
          </table:table-cell>
          <table:table-cell table:formula="of:=[.$H$7] * [.$A41] + [.$H$8]" office:value-type="float" office:value="9571.75053614957" calcext:value-type="float">
            <text:p>9571,75053614957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8.691500902176" calcext:value-type="float">
            <text:p>238,691500902176</text:p>
          </table:table-cell>
          <table:table-cell table:formula="of:=[.B42]+[.C41]" office:value-type="float" office:value="9811.25972723961" calcext:value-type="float">
            <text:p>9811,25972723961</text:p>
          </table:table-cell>
          <table:table-cell table:formula="of:=[.B42]/500000" office:value-type="float" office:value="0.000477383001804352" calcext:value-type="float">
            <text:p>0,000477383001804</text:p>
          </table:table-cell>
          <table:table-cell table:formula="of:=[.$H$7] * [.$A42] + [.$H$8]" office:value-type="float" office:value="9811.31816474546" calcext:value-type="float">
            <text:p>9811,31816474546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39.879057407379" calcext:value-type="float">
            <text:p>239,879057407379</text:p>
          </table:table-cell>
          <table:table-cell table:style-name="ce5" table:formula="of:=[.B43]+[.C42]" office:value-type="float" office:value="10051.138784647" calcext:value-type="float">
            <text:p>10051,1387846470</text:p>
          </table:table-cell>
          <table:table-cell table:formula="of:=[.B43]/500000" office:value-type="float" office:value="0.000479758114814758" calcext:value-type="float">
            <text:p>0,000479758114815</text:p>
          </table:table-cell>
          <table:table-cell table:formula="of:=[.$H$7] * [.$A43] + [.$H$8]" office:value-type="float" office:value="10050.8857933414" calcext:value-type="float">
            <text:p>10050,8857933414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40.143136262894" calcext:value-type="float">
            <text:p>240,143136262894</text:p>
          </table:table-cell>
          <table:table-cell table:formula="of:=[.B44]+[.C43]" office:value-type="float" office:value="10291.2819209099" calcext:value-type="float">
            <text:p>10291,2819209099</text:p>
          </table:table-cell>
          <table:table-cell table:formula="of:=[.B44]/500000" office:value-type="float" office:value="0.000480286272525787" calcext:value-type="float">
            <text:p>0,000480286272526</text:p>
          </table:table-cell>
          <table:table-cell table:formula="of:=[.$H$7] * [.$A44] + [.$H$8]" office:value-type="float" office:value="10290.4534219373" calcext:value-type="float">
            <text:p>10290,453421937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39.184369802475" calcext:value-type="float">
            <text:p>239,184369802475</text:p>
          </table:table-cell>
          <table:table-cell table:formula="of:=[.B45]+[.C44]" office:value-type="float" office:value="10530.4662907124" calcext:value-type="float">
            <text:p>10530,4662907124</text:p>
          </table:table-cell>
          <table:table-cell table:formula="of:=[.B45]/500000" office:value-type="float" office:value="0.00047836873960495" calcext:value-type="float">
            <text:p>0,000478368739605</text:p>
          </table:table-cell>
          <table:table-cell table:formula="of:=[.$H$7] * [.$A45] + [.$H$8]" office:value-type="float" office:value="10530.0210505331" calcext:value-type="float">
            <text:p>10530,021050533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40.114095926285" calcext:value-type="float">
            <text:p>240,114095926285</text:p>
          </table:table-cell>
          <table:table-cell table:formula="of:=[.B46]+[.C45]" office:value-type="float" office:value="10770.5803866386" calcext:value-type="float">
            <text:p>10770,5803866386</text:p>
          </table:table-cell>
          <table:table-cell table:formula="of:=[.B46]/500000" office:value-type="float" office:value="0.00048022819185257" calcext:value-type="float">
            <text:p>0,000480228191853</text:p>
          </table:table-cell>
          <table:table-cell table:style-name="ce3" table:formula="of:=[.$H$7] * [.$A46] + [.$H$8]" office:value-type="float" office:value="10769.588679129" calcext:value-type="float">
            <text:p>10769,588679129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40.249175071716" calcext:value-type="float">
            <text:p>240,249175071716</text:p>
          </table:table-cell>
          <table:table-cell table:formula="of:=[.B47]+[.C46]" office:value-type="float" office:value="11010.8295617104" calcext:value-type="float">
            <text:p>11010,8295617104</text:p>
          </table:table-cell>
          <table:table-cell table:formula="of:=[.B47]/500000" office:value-type="float" office:value="0.000480498350143433" calcext:value-type="float">
            <text:p>0,000480498350143</text:p>
          </table:table-cell>
          <table:table-cell table:formula="of:=[.$H$7] * [.$A47] + [.$H$8]" office:value-type="float" office:value="11009.1563077249" calcext:value-type="float">
            <text:p>11009,1563077249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9.060312986374" calcext:value-type="float">
            <text:p>239,060312986374</text:p>
          </table:table-cell>
          <table:table-cell table:formula="of:=[.B48]+[.C47]" office:value-type="float" office:value="11249.8898746967" calcext:value-type="float">
            <text:p>11249,8898746967</text:p>
          </table:table-cell>
          <table:table-cell table:formula="of:=[.B48]/500000" office:value-type="float" office:value="0.000478120625972748" calcext:value-type="float">
            <text:p>0,000478120625973</text:p>
          </table:table-cell>
          <table:table-cell table:formula="of:=[.$H$7] * [.$A48] + [.$H$8]" office:value-type="float" office:value="11248.7239363208" calcext:value-type="float">
            <text:p>11248,723936320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39.293977975845" calcext:value-type="float">
            <text:p>239,293977975845</text:p>
          </table:table-cell>
          <table:table-cell table:formula="of:=[.B49]+[.C48]" office:value-type="float" office:value="11489.1838526726" calcext:value-type="float">
            <text:p>11489,1838526726</text:p>
          </table:table-cell>
          <table:table-cell table:formula="of:=[.B49]/500000" office:value-type="float" office:value="0.000478587955951691" calcext:value-type="float">
            <text:p>0,000478587955952</text:p>
          </table:table-cell>
          <table:table-cell table:formula="of:=[.$H$7] * [.$A49] + [.$H$8]" office:value-type="float" office:value="11488.2915649167" calcext:value-type="float">
            <text:p>11488,2915649167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39.023211956024" calcext:value-type="float">
            <text:p>239,023211956024</text:p>
          </table:table-cell>
          <table:table-cell table:formula="of:=[.B50]+[.C49]" office:value-type="float" office:value="11728.2070646286" calcext:value-type="float">
            <text:p>11728,2070646286</text:p>
          </table:table-cell>
          <table:table-cell table:formula="of:=[.B50]/500000" office:value-type="float" office:value="0.000478046423912048" calcext:value-type="float">
            <text:p>0,000478046423912</text:p>
          </table:table-cell>
          <table:table-cell table:formula="of:=[.$H$7] * [.$A50] + [.$H$8]" office:value-type="float" office:value="11727.8591935126" calcext:value-type="float">
            <text:p>11727,859193512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9.562653779984" calcext:value-type="float">
            <text:p>239,562653779984</text:p>
          </table:table-cell>
          <table:table-cell table:formula="of:=[.B51]+[.C50]" office:value-type="float" office:value="11967.7697184086" calcext:value-type="float">
            <text:p>11967,7697184086</text:p>
          </table:table-cell>
          <table:table-cell table:style-name="ce6" table:formula="of:=[.B51]/500000" office:value-type="float" office:value="0.000479125307559967" calcext:value-type="float">
            <text:p>0,000479125307560</text:p>
          </table:table-cell>
          <table:table-cell table:formula="of:=[.$H$7] * [.$A51] + [.$H$8]" office:value-type="float" office:value="11967.4268221085" calcext:value-type="float">
            <text:p>11967,426822108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39.255973339081" calcext:value-type="float">
            <text:p>239,255973339081</text:p>
          </table:table-cell>
          <table:table-cell table:formula="of:=[.B52]+[.C51]" office:value-type="float" office:value="12207.0256917477" calcext:value-type="float">
            <text:p>12207,0256917477</text:p>
          </table:table-cell>
          <table:table-cell table:formula="of:=[.B52]/500000" office:value-type="float" office:value="0.000478511946678162" calcext:value-type="float">
            <text:p>0,000478511946678</text:p>
          </table:table-cell>
          <table:table-cell table:formula="of:=[.$H$7] * [.$A52] + [.$H$8]" office:value-type="float" office:value="12206.9944507044" calcext:value-type="float">
            <text:p>12206,9944507044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40.118758678436" calcext:value-type="float">
            <text:p>240,118758678436</text:p>
          </table:table-cell>
          <table:table-cell table:formula="of:=[.B53]+[.C52]" office:value-type="float" office:value="12447.1444504261" calcext:value-type="float">
            <text:p>12447,1444504261</text:p>
          </table:table-cell>
          <table:table-cell table:formula="of:=[.B53]/500000" office:value-type="float" office:value="0.000480237517356873" calcext:value-type="float">
            <text:p>0,000480237517357</text:p>
          </table:table-cell>
          <table:table-cell table:formula="of:=[.$H$7] * [.$A53] + [.$H$8]" office:value-type="float" office:value="12446.5620793003" calcext:value-type="float">
            <text:p>12446,562079300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float" office:value="239.4701795578" calcext:value-type="float">
            <text:p>239,470179557800</text:p>
          </table:table-cell>
          <table:table-cell table:formula="of:=[.B54]+[.C53]" office:value-type="float" office:value="12686.6146299839" calcext:value-type="float">
            <text:p>12686,6146299839</text:p>
          </table:table-cell>
          <table:table-cell table:formula="of:=[.B54]/500000" office:value-type="float" office:value="0.000478940359115601" calcext:value-type="float">
            <text:p>0,000478940359116</text:p>
          </table:table-cell>
          <table:table-cell table:formula="of:=[.$H$7] * [.$A54] + [.$H$8]" office:value-type="float" office:value="12686.1297078962" calcext:value-type="float">
            <text:p>12686,1297078962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40.117944955826" calcext:value-type="float">
            <text:p>240,117944955826</text:p>
          </table:table-cell>
          <table:table-cell table:formula="of:=[.B55]+[.C54]" office:value-type="float" office:value="12926.7325749397" calcext:value-type="float">
            <text:p>12926,7325749397</text:p>
          </table:table-cell>
          <table:table-cell table:formula="of:=[.B55]/500000" office:value-type="float" office:value="0.000480235889911652" calcext:value-type="float">
            <text:p>0,000480235889912</text:p>
          </table:table-cell>
          <table:table-cell table:formula="of:=[.$H$7] * [.$A55] + [.$H$8]" office:value-type="float" office:value="12925.6973364921" calcext:value-type="float">
            <text:p>12925,6973364921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38.907642841339" calcext:value-type="float">
            <text:p>238,907642841339</text:p>
          </table:table-cell>
          <table:table-cell table:formula="of:=[.B56]+[.C55]" office:value-type="float" office:value="13165.6402177811" calcext:value-type="float">
            <text:p>13165,6402177811</text:p>
          </table:table-cell>
          <table:table-cell table:formula="of:=[.B56]/500000" office:value-type="float" office:value="0.000477815285682678" calcext:value-type="float">
            <text:p>0,000477815285683</text:p>
          </table:table-cell>
          <table:table-cell table:style-name="ce3" table:formula="of:=[.$H$7] * [.$A56] + [.$H$8]" office:value-type="float" office:value="13165.264965088" calcext:value-type="float">
            <text:p>13165,2649650880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39.989375114441" calcext:value-type="float">
            <text:p>239,989375114441</text:p>
          </table:table-cell>
          <table:table-cell table:formula="of:=[.B57]+[.C56]" office:value-type="float" office:value="13405.6295928955" calcext:value-type="float">
            <text:p>13405,6295928955</text:p>
          </table:table-cell>
          <table:table-cell table:formula="of:=[.B57]/500000" office:value-type="float" office:value="0.000479978750228882" calcext:value-type="float">
            <text:p>0,000479978750229</text:p>
          </table:table-cell>
          <table:table-cell table:formula="of:=[.$H$7] * [.$A57] + [.$H$8]" office:value-type="float" office:value="13404.8325936839" calcext:value-type="float">
            <text:p>13404,8325936839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39.599281549454" calcext:value-type="float">
            <text:p>239,599281549454</text:p>
          </table:table-cell>
          <table:table-cell table:style-name="ce5" table:formula="of:=[.B58]+[.C57]" office:value-type="float" office:value="13645.228874445" calcext:value-type="float">
            <text:p>13645,2288744450</text:p>
          </table:table-cell>
          <table:table-cell table:formula="of:=[.B58]/500000" office:value-type="float" office:value="0.000479198563098908" calcext:value-type="float">
            <text:p>0,000479198563099</text:p>
          </table:table-cell>
          <table:table-cell table:formula="of:=[.$H$7] * [.$A58] + [.$H$8]" office:value-type="float" office:value="13644.4002222798" calcext:value-type="float">
            <text:p>13644,400222279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9.099091053009" calcext:value-type="float">
            <text:p>239,099091053009</text:p>
          </table:table-cell>
          <table:table-cell table:style-name="ce5" table:formula="of:=[.B59]+[.C58]" office:value-type="float" office:value="13884.327965498" calcext:value-type="float">
            <text:p>13884,3279654980</text:p>
          </table:table-cell>
          <table:table-cell table:formula="of:=[.B59]/500000" office:value-type="float" office:value="0.000478198182106018" calcext:value-type="float">
            <text:p>0,000478198182106</text:p>
          </table:table-cell>
          <table:table-cell table:formula="of:=[.$H$7] * [.$A59] + [.$H$8]" office:value-type="float" office:value="13883.9678508757" calcext:value-type="float">
            <text:p>13883,9678508757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39.541238069534" calcext:value-type="float">
            <text:p>239,541238069534</text:p>
          </table:table-cell>
          <table:table-cell table:formula="of:=[.B60]+[.C59]" office:value-type="float" office:value="14123.8692035675" calcext:value-type="float">
            <text:p>14123,8692035675</text:p>
          </table:table-cell>
          <table:table-cell table:formula="of:=[.B60]/500000" office:value-type="float" office:value="0.000479082476139069" calcext:value-type="float">
            <text:p>0,000479082476139</text:p>
          </table:table-cell>
          <table:table-cell table:formula="of:=[.$H$7] * [.$A60] + [.$H$8]" office:value-type="float" office:value="14123.5354794716" calcext:value-type="float">
            <text:p>14123,5354794716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9.344713687897" calcext:value-type="float">
            <text:p>239,344713687897</text:p>
          </table:table-cell>
          <table:table-cell table:formula="of:=[.B61]+[.C60]" office:value-type="float" office:value="14363.2139172554" calcext:value-type="float">
            <text:p>14363,2139172554</text:p>
          </table:table-cell>
          <table:table-cell table:formula="of:=[.B61]/500000" office:value-type="float" office:value="0.000478689427375794" calcext:value-type="float">
            <text:p>0,000478689427376</text:p>
          </table:table-cell>
          <table:table-cell table:formula="of:=[.$H$7] * [.$A61] + [.$H$8]" office:value-type="float" office:value="14363.1031080675" calcext:value-type="float">
            <text:p>14363,103108067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61])" office:value-type="float" office:value="14363.2139172554" calcext:value-type="float">
            <text:p>14363,2139172554</text:p>
          </table:table-cell>
          <table:table-cell table:formula="of:=[.C61]" office:value-type="float" office:value="14363.2139172554" calcext:value-type="float">
            <text:p>14363,2139172554</text:p>
          </table:table-cell>
          <table:table-cell table:formula="of:=AVERAGE([.D2:.D61])" office:value-type="float" office:value="0.000478773797241847" calcext:value-type="float">
            <text:p>0,000478773797242</text:p>
          </table:table-cell>
          <table:table-cell table:number-columns-repeated="4"/>
        </table:table-row>
      </table:table>
      <table:table table:name="update" table:style-name="ta1">
        <table:table-column table:style-name="co1" table:default-cell-style-name="Default"/>
        <table:table-column table:style-name="co2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Block</text:p>
          </table:table-cell>
          <table:table-cell table:style-name="Default" office:value-type="string" calcext:value-type="string">
            <text:p>DAU</text:p>
          </table:table-cell>
          <table:table-cell table:style-name="Default" office:value-type="string" calcext:value-type="string">
            <text:p>DAO</text:p>
          </table:table-cell>
          <table:table-cell table:style-name="Default" office:value-type="string" calcext:value-type="string">
            <text:p>Média</text:p>
          </table:table-cell>
          <table:table-cell table:style-name="Default" office:value-type="string" calcext:value-type="string">
            <text:p>Regressão</text:p>
          </table:table-cell>
          <table:table-cell/>
          <table:table-cell office:value-type="string" calcext:value-type="string">
            <text:p><text:span text:style-name="T1">Regressão</text:span>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7.499830722809" calcext:value-type="float">
            <text:p>247,499831</text:p>
          </table:table-cell>
          <table:table-cell table:formula="of:=[.B2]" office:value-type="float" office:value="247.499830722809" calcext:value-type="float">
            <text:p>247,499831</text:p>
          </table:table-cell>
          <table:table-cell table:formula="of:=[.B2]/500000" office:value-type="float" office:value="0.000494999661445618" calcext:value-type="float">
            <text:p>0,000495</text:p>
          </table:table-cell>
          <table:table-cell table:formula="of:=[.$H$7] * [.$A2] + [.$H$8]" office:value-type="float" office:value="253.79863999815" calcext:value-type="float">
            <text:p>253,79864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7.654658555984" calcext:value-type="float">
            <text:p>247,654659</text:p>
          </table:table-cell>
          <table:table-cell table:formula="of:=[.B3]+[.C2]" office:value-type="float" office:value="495.154489278793" calcext:value-type="float">
            <text:p>495,154489</text:p>
          </table:table-cell>
          <table:table-cell table:formula="of:=[.B3]/500000" office:value-type="float" office:value="0.000495309317111969" calcext:value-type="float">
            <text:p>0,000495</text:p>
          </table:table-cell>
          <table:table-cell table:formula="of:=[.$H$7] * [.$A3] + [.$H$8]" office:value-type="float" office:value="499.281723654654" calcext:value-type="float">
            <text:p>499,281724</text:p>
          </table:table-cell>
          <table:table-cell/>
          <table:table-cell office:value-type="string" calcext:value-type="string">
            <text:p>Modelo de regressão</text:p>
          </table:table-cell>
          <table:table-cell office:value-type="string" calcext:value-type="string">
            <text:p>Linea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7.155123710632" calcext:value-type="float">
            <text:p>247,155124</text:p>
          </table:table-cell>
          <table:table-cell table:formula="of:=[.B4]+[.C3]" office:value-type="float" office:value="742.309612989426" calcext:value-type="float">
            <text:p>742,309613</text:p>
          </table:table-cell>
          <table:table-cell table:formula="of:=[.B4]/500000" office:value-type="float" office:value="0.000494310247421265" calcext:value-type="float">
            <text:p>0,000494</text:p>
          </table:table-cell>
          <table:table-cell table:formula="of:=[.$H$7] * [.$A4] + [.$H$8]" office:value-type="float" office:value="744.764807311158" calcext:value-type="float">
            <text:p>744,764807</text:p>
          </table:table-cell>
          <table:table-cell/>
          <table:table-cell office:value-type="string" calcext:value-type="string">
            <text:p>R²</text:p>
          </table:table-cell>
          <table:table-cell table:style-name="ce7" table:number-matrix-columns-spanned="1" table:number-matrix-rows-spanned="1" table:formula="of:=RSQ([.$C$2:.$C$61] ; [.$A$2:.$A$61])" office:value-type="float" office:value="0.999999658614782" calcext:value-type="float">
            <text:p>1,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4.017540454865" calcext:value-type="float">
            <text:p>244,017540</text:p>
          </table:table-cell>
          <table:table-cell table:formula="of:=[.B5]+[.C4]" office:value-type="float" office:value="986.32715344429" calcext:value-type="float">
            <text:p>986,327153</text:p>
          </table:table-cell>
          <table:table-cell table:formula="of:=[.B5]/500000" office:value-type="float" office:value="0.000488035080909729" calcext:value-type="float">
            <text:p>0,000488</text:p>
          </table:table-cell>
          <table:table-cell table:formula="of:=[.$H$7] * [.$A5] + [.$H$8]" office:value-type="float" office:value="990.247890967662" calcext:value-type="float">
            <text:p>990,247891</text:p>
          </table:table-cell>
          <table:table-cell/>
          <table:table-cell office:value-type="string" calcext:value-type="string">
            <text:p>Erro padrão</text:p>
          </table:table-cell>
          <table:table-cell table:style-name="ce7" table:number-matrix-columns-spanned="1" table:number-matrix-rows-spanned="1" table:formula="of:=STEYX([.$C$2:.$C$61] ; [.$A$2:.$A$61])" office:value-type="float" office:value="2.52642220014099" calcext:value-type="float">
            <text:p>2,5264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6.601368188858" calcext:value-type="float">
            <text:p>246,601368</text:p>
          </table:table-cell>
          <table:table-cell table:formula="of:=[.B6]+[.C5]" office:value-type="float" office:value="1232.92852163315" calcext:value-type="float">
            <text:p>1232,928522</text:p>
          </table:table-cell>
          <table:table-cell table:formula="of:=[.B6]/500000" office:value-type="float" office:value="0.000493202736377716" calcext:value-type="float">
            <text:p>0,000493</text:p>
          </table:table-cell>
          <table:table-cell table:formula="of:=[.$H$7] * [.$A6] + [.$H$8]" office:value-type="float" office:value="1235.73097462417" calcext:value-type="float">
            <text:p>1235,730975</text:p>
          </table:table-cell>
          <table:table-cell table:number-columns-repeated="2"/>
          <table:table-cell table:style-name="ce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3.702277898788" calcext:value-type="float">
            <text:p>243,702278</text:p>
          </table:table-cell>
          <table:table-cell table:formula="of:=[.B7]+[.C6]" office:value-type="float" office:value="1476.63079953194" calcext:value-type="float">
            <text:p>1476,630800</text:p>
          </table:table-cell>
          <table:table-cell table:formula="of:=[.B7]/500000" office:value-type="float" office:value="0.000487404555797577" calcext:value-type="float">
            <text:p>0,000487</text:p>
          </table:table-cell>
          <table:table-cell table:formula="of:=[.$H$7] * [.$A7] + [.$H$8]" office:value-type="float" office:value="1481.21405828067" calcext:value-type="float">
            <text:p>1481,214058</text:p>
          </table:table-cell>
          <table:table-cell/>
          <table:table-cell office:value-type="string" calcext:value-type="string">
            <text:p>Inclinação</text:p>
          </table:table-cell>
          <table:table-cell table:style-name="ce7" table:number-matrix-columns-spanned="1" table:number-matrix-rows-spanned="1" table:formula="of:=SLOPE([.$C$2:.$C$61] ; [.$A$2:.$A$61])" office:value-type="float" office:value="245.483083656504" calcext:value-type="float">
            <text:p>245,4830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7.444663524628" calcext:value-type="float">
            <text:p>247,444664</text:p>
          </table:table-cell>
          <table:table-cell table:formula="of:=[.B8]+[.C7]" office:value-type="float" office:value="1724.07546305656" calcext:value-type="float">
            <text:p>1724,075463</text:p>
          </table:table-cell>
          <table:table-cell table:formula="of:=[.B8]/500000" office:value-type="float" office:value="0.000494889327049255" calcext:value-type="float">
            <text:p>0,000495</text:p>
          </table:table-cell>
          <table:table-cell table:formula="of:=[.$H$7] * [.$A8] + [.$H$8]" office:value-type="float" office:value="1726.69714193717" calcext:value-type="float">
            <text:p>1726,697142</text:p>
          </table:table-cell>
          <table:table-cell/>
          <table:table-cell office:value-type="string" calcext:value-type="string">
            <text:p>Interceptação</text:p>
          </table:table-cell>
          <table:table-cell table:style-name="ce7" table:number-matrix-columns-spanned="1" table:number-matrix-rows-spanned="1" table:formula="of:=INTERCEPT([.$C$2:.$C$61] ; [.$A$2:.$A$61])" office:value-type="float" office:value="8.31555634164579" calcext:value-type="float">
            <text:p>8,3155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3.895279884338" calcext:value-type="float">
            <text:p>243,895280</text:p>
          </table:table-cell>
          <table:table-cell table:formula="of:=[.B9]+[.C8]" office:value-type="float" office:value="1967.9707429409" calcext:value-type="float">
            <text:p>1967,970743</text:p>
          </table:table-cell>
          <table:table-cell table:formula="of:=[.B9]/500000" office:value-type="float" office:value="0.000487790559768677" calcext:value-type="float">
            <text:p>0,000488</text:p>
          </table:table-cell>
          <table:table-cell table:formula="of:=[.$H$7] * [.$A9] + [.$H$8]" office:value-type="float" office:value="1972.18022559368" calcext:value-type="float">
            <text:p>1972,18022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6.894434928894" calcext:value-type="float">
            <text:p>246,894435</text:p>
          </table:table-cell>
          <table:table-cell table:formula="of:=[.B10]+[.C9]" office:value-type="float" office:value="2214.8651778698" calcext:value-type="float">
            <text:p>2214,865178</text:p>
          </table:table-cell>
          <table:table-cell table:formula="of:=[.B10]/500000" office:value-type="float" office:value="0.000493788869857788" calcext:value-type="float">
            <text:p>0,000494</text:p>
          </table:table-cell>
          <table:table-cell table:formula="of:=[.$H$7] * [.$A10] + [.$H$8]" office:value-type="float" office:value="2217.66330925018" calcext:value-type="float">
            <text:p>2217,66330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3.863793849945" calcext:value-type="float">
            <text:p>243,863794</text:p>
          </table:table-cell>
          <table:table-cell table:formula="of:=[.B11]+[.C10]" office:value-type="float" office:value="2458.72897171974" calcext:value-type="float">
            <text:p>2458,728972</text:p>
          </table:table-cell>
          <table:table-cell table:formula="of:=[.B11]/500000" office:value-type="float" office:value="0.00048772758769989" calcext:value-type="float">
            <text:p>0,000488</text:p>
          </table:table-cell>
          <table:table-cell table:formula="of:=[.$H$7] * [.$A11] + [.$H$8]" office:value-type="float" office:value="2463.14639290668" calcext:value-type="float">
            <text:p>2463,14639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4.027566432953" calcext:value-type="float">
            <text:p>254,027566</text:p>
          </table:table-cell>
          <table:table-cell table:formula="of:=[.B12]+[.C11]" office:value-type="float" office:value="2712.75653815269" calcext:value-type="float">
            <text:p>2712,756538</text:p>
          </table:table-cell>
          <table:table-cell table:formula="of:=[.B12]/500000" office:value-type="float" office:value="0.000508055132865906" calcext:value-type="float">
            <text:p>0,000508</text:p>
          </table:table-cell>
          <table:table-cell table:formula="of:=[.$H$7] * [.$A12] + [.$H$8]" office:value-type="float" office:value="2708.62947656319" calcext:value-type="float">
            <text:p>2708,62947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4.363681077957" calcext:value-type="float">
            <text:p>244,363681</text:p>
          </table:table-cell>
          <table:table-cell table:formula="of:=[.B13]+[.C12]" office:value-type="float" office:value="2957.12021923065" calcext:value-type="float">
            <text:p>2957,120219</text:p>
          </table:table-cell>
          <table:table-cell table:formula="of:=[.B13]/500000" office:value-type="float" office:value="0.000488727362155914" calcext:value-type="float">
            <text:p>0,000489</text:p>
          </table:table-cell>
          <table:table-cell table:formula="of:=[.$H$7] * [.$A13] + [.$H$8]" office:value-type="float" office:value="2954.11256021969" calcext:value-type="float">
            <text:p>2954,11256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7.711246967316" calcext:value-type="float">
            <text:p>247,711247</text:p>
          </table:table-cell>
          <table:table-cell table:formula="of:=[.B14]+[.C13]" office:value-type="float" office:value="3204.83146619797" calcext:value-type="float">
            <text:p>3204,831466</text:p>
          </table:table-cell>
          <table:table-cell table:formula="of:=[.B14]/500000" office:value-type="float" office:value="0.000495422493934631" calcext:value-type="float">
            <text:p>0,000495</text:p>
          </table:table-cell>
          <table:table-cell table:formula="of:=[.$H$7] * [.$A14] + [.$H$8]" office:value-type="float" office:value="3199.5956438762" calcext:value-type="float">
            <text:p>3199,59564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4.12073469162" calcext:value-type="float">
            <text:p>244,120735</text:p>
          </table:table-cell>
          <table:table-cell table:formula="of:=[.B15]+[.C14]" office:value-type="float" office:value="3448.95220088959" calcext:value-type="float">
            <text:p>3448,952201</text:p>
          </table:table-cell>
          <table:table-cell table:formula="of:=[.B15]/500000" office:value-type="float" office:value="0.00048824146938324" calcext:value-type="float">
            <text:p>0,000488</text:p>
          </table:table-cell>
          <table:table-cell table:formula="of:=[.$H$7] * [.$A15] + [.$H$8]" office:value-type="float" office:value="3445.0787275327" calcext:value-type="float">
            <text:p>3445,07872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6.220849752426" calcext:value-type="float">
            <text:p>246,220850</text:p>
          </table:table-cell>
          <table:table-cell table:formula="of:=[.B16]+[.C15]" office:value-type="float" office:value="3695.17305064201" calcext:value-type="float">
            <text:p>3695,173051</text:p>
          </table:table-cell>
          <table:table-cell table:formula="of:=[.B16]/500000" office:value-type="float" office:value="0.000492441699504852" calcext:value-type="float">
            <text:p>0,000492</text:p>
          </table:table-cell>
          <table:table-cell table:formula="of:=[.$H$7] * [.$A16] + [.$H$8]" office:value-type="float" office:value="3690.5618111892" calcext:value-type="float">
            <text:p>3690,56181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3.34307217598" calcext:value-type="float">
            <text:p>243,343072</text:p>
          </table:table-cell>
          <table:table-cell table:formula="of:=[.B17]+[.C16]" office:value-type="float" office:value="3938.51612281799" calcext:value-type="float">
            <text:p>3938,516123</text:p>
          </table:table-cell>
          <table:table-cell table:formula="of:=[.B17]/500000" office:value-type="float" office:value="0.000486686144351959" calcext:value-type="float">
            <text:p>0,000487</text:p>
          </table:table-cell>
          <table:table-cell table:formula="of:=[.$H$7] * [.$A17] + [.$H$8]" office:value-type="float" office:value="3936.04489484571" calcext:value-type="float">
            <text:p>3936,04489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6.639347314835" calcext:value-type="float">
            <text:p>246,639347</text:p>
          </table:table-cell>
          <table:table-cell table:formula="of:=[.B18]+[.C17]" office:value-type="float" office:value="4185.15547013283" calcext:value-type="float">
            <text:p>4185,155470</text:p>
          </table:table-cell>
          <table:table-cell table:formula="of:=[.B18]/500000" office:value-type="float" office:value="0.000493278694629669" calcext:value-type="float">
            <text:p>0,000493</text:p>
          </table:table-cell>
          <table:table-cell table:formula="of:=[.$H$7] * [.$A18] + [.$H$8]" office:value-type="float" office:value="4181.52797850221" calcext:value-type="float">
            <text:p>4181,527979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4.317893743515" calcext:value-type="float">
            <text:p>244,317894</text:p>
          </table:table-cell>
          <table:table-cell table:formula="of:=[.B19]+[.C18]" office:value-type="float" office:value="4429.47336387634" calcext:value-type="float">
            <text:p>4429,473364</text:p>
          </table:table-cell>
          <table:table-cell table:formula="of:=[.B19]/500000" office:value-type="float" office:value="0.00048863578748703" calcext:value-type="float">
            <text:p>0,000489</text:p>
          </table:table-cell>
          <table:table-cell table:formula="of:=[.$H$7] * [.$A19] + [.$H$8]" office:value-type="float" office:value="4427.01106215872" calcext:value-type="float">
            <text:p>4427,011062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7.304559469223" calcext:value-type="float">
            <text:p>247,304559</text:p>
          </table:table-cell>
          <table:table-cell table:formula="of:=[.B20]+[.C19]" office:value-type="float" office:value="4676.77792334557" calcext:value-type="float">
            <text:p>4676,777923</text:p>
          </table:table-cell>
          <table:table-cell table:formula="of:=[.B20]/500000" office:value-type="float" office:value="0.000494609118938446" calcext:value-type="float">
            <text:p>0,000495</text:p>
          </table:table-cell>
          <table:table-cell table:formula="of:=[.$H$7] * [.$A20] + [.$H$8]" office:value-type="float" office:value="4672.49414581522" calcext:value-type="float">
            <text:p>4672,49414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3.369131565094" calcext:value-type="float">
            <text:p>243,369132</text:p>
          </table:table-cell>
          <table:table-cell table:formula="of:=[.B21]+[.C20]" office:value-type="float" office:value="4920.14705491066" calcext:value-type="float">
            <text:p>4920,147055</text:p>
          </table:table-cell>
          <table:table-cell table:formula="of:=[.B21]/500000" office:value-type="float" office:value="0.000486738263130188" calcext:value-type="float">
            <text:p>0,000487</text:p>
          </table:table-cell>
          <table:table-cell table:formula="of:=[.$H$7] * [.$A21] + [.$H$8]" office:value-type="float" office:value="4917.97722947172" calcext:value-type="float">
            <text:p>4917,977229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6.846457958221" calcext:value-type="float">
            <text:p>246,846458</text:p>
          </table:table-cell>
          <table:table-cell table:formula="of:=[.B22]+[.C21]" office:value-type="float" office:value="5166.99351286888" calcext:value-type="float">
            <text:p>5166,993513</text:p>
          </table:table-cell>
          <table:table-cell table:formula="of:=[.B22]/500000" office:value-type="float" office:value="0.000493692915916443" calcext:value-type="float">
            <text:p>0,000494</text:p>
          </table:table-cell>
          <table:table-cell table:formula="of:=[.$H$7] * [.$A22] + [.$H$8]" office:value-type="float" office:value="5163.46031312823" calcext:value-type="float">
            <text:p>5163,460313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3.585911273956" calcext:value-type="float">
            <text:p>243,585911</text:p>
          </table:table-cell>
          <table:table-cell table:formula="of:=[.B23]+[.C22]" office:value-type="float" office:value="5410.57942414284" calcext:value-type="float">
            <text:p>5410,579424</text:p>
          </table:table-cell>
          <table:table-cell table:formula="of:=[.B23]/500000" office:value-type="float" office:value="0.000487171822547913" calcext:value-type="float">
            <text:p>0,000487</text:p>
          </table:table-cell>
          <table:table-cell table:formula="of:=[.$H$7] * [.$A23] + [.$H$8]" office:value-type="float" office:value="5408.94339678473" calcext:value-type="float">
            <text:p>5408,94339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6.848899126053" calcext:value-type="float">
            <text:p>246,848899</text:p>
          </table:table-cell>
          <table:table-cell table:formula="of:=[.B24]+[.C23]" office:value-type="float" office:value="5657.42832326889" calcext:value-type="float">
            <text:p>5657,428323</text:p>
          </table:table-cell>
          <table:table-cell table:formula="of:=[.B24]/500000" office:value-type="float" office:value="0.000493697798252106" calcext:value-type="float">
            <text:p>0,000494</text:p>
          </table:table-cell>
          <table:table-cell table:formula="of:=[.$H$7] * [.$A24] + [.$H$8]" office:value-type="float" office:value="5654.42648044124" calcext:value-type="float">
            <text:p>5654,42648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3.510959386826" calcext:value-type="float">
            <text:p>243,510959</text:p>
          </table:table-cell>
          <table:table-cell table:formula="of:=[.B25]+[.C24]" office:value-type="float" office:value="5900.93928265572" calcext:value-type="float">
            <text:p>5900,939283</text:p>
          </table:table-cell>
          <table:table-cell table:formula="of:=[.B25]/500000" office:value-type="float" office:value="0.000487021918773651" calcext:value-type="float">
            <text:p>0,000487</text:p>
          </table:table-cell>
          <table:table-cell table:formula="of:=[.$H$7] * [.$A25] + [.$H$8]" office:value-type="float" office:value="5899.90956409774" calcext:value-type="float">
            <text:p>5899,90956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6.14957857132" calcext:value-type="float">
            <text:p>246,149579</text:p>
          </table:table-cell>
          <table:table-cell table:formula="of:=[.B26]+[.C25]" office:value-type="float" office:value="6147.08886122704" calcext:value-type="float">
            <text:p>6147,088861</text:p>
          </table:table-cell>
          <table:table-cell table:formula="of:=[.B26]/500000" office:value-type="float" office:value="0.000492299157142639" calcext:value-type="float">
            <text:p>0,000492</text:p>
          </table:table-cell>
          <table:table-cell table:formula="of:=[.$H$7] * [.$A26] + [.$H$8]" office:value-type="float" office:value="6145.39264775424" calcext:value-type="float">
            <text:p>6145,392648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3.990142583847" calcext:value-type="float">
            <text:p>243,990143</text:p>
          </table:table-cell>
          <table:table-cell table:formula="of:=[.B27]+[.C26]" office:value-type="float" office:value="6391.07900381088" calcext:value-type="float">
            <text:p>6391,079004</text:p>
          </table:table-cell>
          <table:table-cell table:formula="of:=[.B27]/500000" office:value-type="float" office:value="0.000487980285167694" calcext:value-type="float">
            <text:p>0,000488</text:p>
          </table:table-cell>
          <table:table-cell table:formula="of:=[.$H$7] * [.$A27] + [.$H$8]" office:value-type="float" office:value="6390.87573141075" calcext:value-type="float">
            <text:p>6390,87573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6.170606613159" calcext:value-type="float">
            <text:p>246,170607</text:p>
          </table:table-cell>
          <table:table-cell table:formula="of:=[.B28]+[.C27]" office:value-type="float" office:value="6637.24961042404" calcext:value-type="float">
            <text:p>6637,249610</text:p>
          </table:table-cell>
          <table:table-cell table:formula="of:=[.B28]/500000" office:value-type="float" office:value="0.000492341213226318" calcext:value-type="float">
            <text:p>0,000492</text:p>
          </table:table-cell>
          <table:table-cell table:formula="of:=[.$H$7] * [.$A28] + [.$H$8]" office:value-type="float" office:value="6636.35881506725" calcext:value-type="float">
            <text:p>6636,358815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4.046735048294" calcext:value-type="float">
            <text:p>244,046735</text:p>
          </table:table-cell>
          <table:table-cell table:formula="of:=[.B29]+[.C28]" office:value-type="float" office:value="6881.29634547234" calcext:value-type="float">
            <text:p>6881,296345</text:p>
          </table:table-cell>
          <table:table-cell table:formula="of:=[.B29]/500000" office:value-type="float" office:value="0.000488093470096588" calcext:value-type="float">
            <text:p>0,000488</text:p>
          </table:table-cell>
          <table:table-cell table:formula="of:=[.$H$7] * [.$A29] + [.$H$8]" office:value-type="float" office:value="6881.84189872376" calcext:value-type="float">
            <text:p>6881,84189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7.134141683578" calcext:value-type="float">
            <text:p>247,134142</text:p>
          </table:table-cell>
          <table:table-cell table:formula="of:=[.B30]+[.C29]" office:value-type="float" office:value="7128.43048715591" calcext:value-type="float">
            <text:p>7128,430487</text:p>
          </table:table-cell>
          <table:table-cell table:formula="of:=[.B30]/500000" office:value-type="float" office:value="0.000494268283367157" calcext:value-type="float">
            <text:p>0,000494</text:p>
          </table:table-cell>
          <table:table-cell table:formula="of:=[.$H$7] * [.$A30] + [.$H$8]" office:value-type="float" office:value="7127.32498238026" calcext:value-type="float">
            <text:p>7127,32498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4.069976329803" calcext:value-type="float">
            <text:p>244,069976</text:p>
          </table:table-cell>
          <table:table-cell table:formula="of:=[.B31]+[.C30]" office:value-type="float" office:value="7372.50046348572" calcext:value-type="float">
            <text:p>7372,500463</text:p>
          </table:table-cell>
          <table:table-cell table:formula="of:=[.B31]/500000" office:value-type="float" office:value="0.000488139952659607" calcext:value-type="float">
            <text:p>0,000488</text:p>
          </table:table-cell>
          <table:table-cell table:formula="of:=[.$H$7] * [.$A31] + [.$H$8]" office:value-type="float" office:value="7372.80806603676" calcext:value-type="float">
            <text:p>7372,808066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7.325897932053" calcext:value-type="float">
            <text:p>247,325898</text:p>
          </table:table-cell>
          <table:table-cell table:formula="of:=[.B32]+[.C31]" office:value-type="float" office:value="7619.82636141777" calcext:value-type="float">
            <text:p>7619,826361</text:p>
          </table:table-cell>
          <table:table-cell table:formula="of:=[.B32]/500000" office:value-type="float" office:value="0.000494651795864105" calcext:value-type="float">
            <text:p>0,000495</text:p>
          </table:table-cell>
          <table:table-cell table:formula="of:=[.$H$7] * [.$A32] + [.$H$8]" office:value-type="float" office:value="7618.29114969327" calcext:value-type="float">
            <text:p>7618,29115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4.043341159821" calcext:value-type="float">
            <text:p>244,043341</text:p>
          </table:table-cell>
          <table:table-cell table:formula="of:=[.B33]+[.C32]" office:value-type="float" office:value="7863.86970257759" calcext:value-type="float">
            <text:p>7863,869703</text:p>
          </table:table-cell>
          <table:table-cell table:formula="of:=[.B33]/500000" office:value-type="float" office:value="0.000488086682319641" calcext:value-type="float">
            <text:p>0,000488</text:p>
          </table:table-cell>
          <table:table-cell table:formula="of:=[.$H$7] * [.$A33] + [.$H$8]" office:value-type="float" office:value="7863.77423334977" calcext:value-type="float">
            <text:p>7863,7742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46.658246278763" calcext:value-type="float">
            <text:p>246,658246</text:p>
          </table:table-cell>
          <table:table-cell table:formula="of:=[.B34]+[.C33]" office:value-type="float" office:value="8110.52794885635" calcext:value-type="float">
            <text:p>8110,527949</text:p>
          </table:table-cell>
          <table:table-cell table:formula="of:=[.B34]/500000" office:value-type="float" office:value="0.000493316492557526" calcext:value-type="float">
            <text:p>0,000493</text:p>
          </table:table-cell>
          <table:table-cell table:formula="of:=[.$H$7] * [.$A34] + [.$H$8]" office:value-type="float" office:value="8109.25731700628" calcext:value-type="float">
            <text:p>8109,257317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3.699386358261" calcext:value-type="float">
            <text:p>243,699386</text:p>
          </table:table-cell>
          <table:table-cell table:formula="of:=[.B35]+[.C34]" office:value-type="float" office:value="8354.22733521462" calcext:value-type="float">
            <text:p>8354,227335</text:p>
          </table:table-cell>
          <table:table-cell table:formula="of:=[.B35]/500000" office:value-type="float" office:value="0.000487398772716522" calcext:value-type="float">
            <text:p>0,000487</text:p>
          </table:table-cell>
          <table:table-cell table:formula="of:=[.$H$7] * [.$A35] + [.$H$8]" office:value-type="float" office:value="8354.74040066278" calcext:value-type="float">
            <text:p>8354,74040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6.786082267761" calcext:value-type="float">
            <text:p>246,786082</text:p>
          </table:table-cell>
          <table:table-cell table:formula="of:=[.B36]+[.C35]" office:value-type="float" office:value="8601.01341748238" calcext:value-type="float">
            <text:p>8601,013417</text:p>
          </table:table-cell>
          <table:table-cell table:formula="of:=[.B36]/500000" office:value-type="float" office:value="0.000493572164535522" calcext:value-type="float">
            <text:p>0,000494</text:p>
          </table:table-cell>
          <table:table-cell table:formula="of:=[.$H$7] * [.$A36] + [.$H$8]" office:value-type="float" office:value="8600.22348431928" calcext:value-type="float">
            <text:p>8600,223484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3.952528238297" calcext:value-type="float">
            <text:p>243,952528</text:p>
          </table:table-cell>
          <table:table-cell table:formula="of:=[.B37]+[.C36]" office:value-type="float" office:value="8844.96594572067" calcext:value-type="float">
            <text:p>8844,965946</text:p>
          </table:table-cell>
          <table:table-cell table:formula="of:=[.B37]/500000" office:value-type="float" office:value="0.000487905056476593" calcext:value-type="float">
            <text:p>0,000488</text:p>
          </table:table-cell>
          <table:table-cell table:formula="of:=[.$H$7] * [.$A37] + [.$H$8]" office:value-type="float" office:value="8845.70656797579" calcext:value-type="float">
            <text:p>8845,706568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47.081265926361" calcext:value-type="float">
            <text:p>247,081266</text:p>
          </table:table-cell>
          <table:table-cell table:formula="of:=[.B38]+[.C37]" office:value-type="float" office:value="9092.04721164703" calcext:value-type="float">
            <text:p>9092,047212</text:p>
          </table:table-cell>
          <table:table-cell table:formula="of:=[.B38]/500000" office:value-type="float" office:value="0.000494162531852722" calcext:value-type="float">
            <text:p>0,000494</text:p>
          </table:table-cell>
          <table:table-cell table:formula="of:=[.$H$7] * [.$A38] + [.$H$8]" office:value-type="float" office:value="9091.18965163229" calcext:value-type="float">
            <text:p>9091,18965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3.546741247177" calcext:value-type="float">
            <text:p>243,546741</text:p>
          </table:table-cell>
          <table:table-cell table:formula="of:=[.B39]+[.C38]" office:value-type="float" office:value="9335.59395289421" calcext:value-type="float">
            <text:p>9335,593953</text:p>
          </table:table-cell>
          <table:table-cell table:formula="of:=[.B39]/500000" office:value-type="float" office:value="0.000487093482494354" calcext:value-type="float">
            <text:p>0,000487</text:p>
          </table:table-cell>
          <table:table-cell table:formula="of:=[.$H$7] * [.$A39] + [.$H$8]" office:value-type="float" office:value="9336.6727352888" calcext:value-type="float">
            <text:p>9336,672735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47.122579813004" calcext:value-type="float">
            <text:p>247,122580</text:p>
          </table:table-cell>
          <table:table-cell table:formula="of:=[.B40]+[.C39]" office:value-type="float" office:value="9582.71653270722" calcext:value-type="float">
            <text:p>9582,716533</text:p>
          </table:table-cell>
          <table:table-cell table:formula="of:=[.B40]/500000" office:value-type="float" office:value="0.000494245159626007" calcext:value-type="float">
            <text:p>0,000494</text:p>
          </table:table-cell>
          <table:table-cell table:formula="of:=[.$H$7] * [.$A40] + [.$H$8]" office:value-type="float" office:value="9582.1558189453" calcext:value-type="float">
            <text:p>9582,15581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6.911727190018" calcext:value-type="float">
            <text:p>246,911727</text:p>
          </table:table-cell>
          <table:table-cell table:formula="of:=[.B41]+[.C40]" office:value-type="float" office:value="9829.62825989723" calcext:value-type="float">
            <text:p>9829,628260</text:p>
          </table:table-cell>
          <table:table-cell table:formula="of:=[.B41]/500000" office:value-type="float" office:value="0.000493823454380035" calcext:value-type="float">
            <text:p>0,000494</text:p>
          </table:table-cell>
          <table:table-cell table:formula="of:=[.$H$7] * [.$A41] + [.$H$8]" office:value-type="float" office:value="9827.6389026018" calcext:value-type="float">
            <text:p>9827,63890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3.642384529114" calcext:value-type="float">
            <text:p>243,642385</text:p>
          </table:table-cell>
          <table:table-cell table:formula="of:=[.B42]+[.C41]" office:value-type="float" office:value="10073.2706444263" calcext:value-type="float">
            <text:p>10073,270644</text:p>
          </table:table-cell>
          <table:table-cell table:formula="of:=[.B42]/500000" office:value-type="float" office:value="0.000487284769058228" calcext:value-type="float">
            <text:p>0,000487</text:p>
          </table:table-cell>
          <table:table-cell table:formula="of:=[.$H$7] * [.$A42] + [.$H$8]" office:value-type="float" office:value="10073.1219862583" calcext:value-type="float">
            <text:p>10073,121986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6.365373134613" calcext:value-type="float">
            <text:p>246,365373</text:p>
          </table:table-cell>
          <table:table-cell table:formula="of:=[.B43]+[.C42]" office:value-type="float" office:value="10319.636017561" calcext:value-type="float">
            <text:p>10319,636018</text:p>
          </table:table-cell>
          <table:table-cell table:formula="of:=[.B43]/500000" office:value-type="float" office:value="0.000492730746269226" calcext:value-type="float">
            <text:p>0,000493</text:p>
          </table:table-cell>
          <table:table-cell table:formula="of:=[.$H$7] * [.$A43] + [.$H$8]" office:value-type="float" office:value="10318.6050699148" calcext:value-type="float">
            <text:p>10318,60507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43.786097288132" calcext:value-type="float">
            <text:p>243,786097</text:p>
          </table:table-cell>
          <table:table-cell table:formula="of:=[.B44]+[.C43]" office:value-type="float" office:value="10563.4221148491" calcext:value-type="float">
            <text:p>10563,422115</text:p>
          </table:table-cell>
          <table:table-cell table:formula="of:=[.B44]/500000" office:value-type="float" office:value="0.000487572194576263" calcext:value-type="float">
            <text:p>0,000488</text:p>
          </table:table-cell>
          <table:table-cell table:formula="of:=[.$H$7] * [.$A44] + [.$H$8]" office:value-type="float" office:value="10564.0881535713" calcext:value-type="float">
            <text:p>10564,08815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46.449504375458" calcext:value-type="float">
            <text:p>246,449504</text:p>
          </table:table-cell>
          <table:table-cell table:formula="of:=[.B45]+[.C44]" office:value-type="float" office:value="10809.8716192246" calcext:value-type="float">
            <text:p>10809,871619</text:p>
          </table:table-cell>
          <table:table-cell table:formula="of:=[.B45]/500000" office:value-type="float" office:value="0.000492899008750916" calcext:value-type="float">
            <text:p>0,000493</text:p>
          </table:table-cell>
          <table:table-cell table:formula="of:=[.$H$7] * [.$A45] + [.$H$8]" office:value-type="float" office:value="10809.5712372278" calcext:value-type="float">
            <text:p>10809,57123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44.538463354111" calcext:value-type="float">
            <text:p>244,538463</text:p>
          </table:table-cell>
          <table:table-cell table:formula="of:=[.B46]+[.C45]" office:value-type="float" office:value="11054.4100825787" calcext:value-type="float">
            <text:p>11054,410083</text:p>
          </table:table-cell>
          <table:table-cell table:formula="of:=[.B46]/500000" office:value-type="float" office:value="0.000489076926708221" calcext:value-type="float">
            <text:p>0,000489</text:p>
          </table:table-cell>
          <table:table-cell table:formula="of:=[.$H$7] * [.$A46] + [.$H$8]" office:value-type="float" office:value="11055.0543208843" calcext:value-type="float">
            <text:p>11055,05432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46.977778673172" calcext:value-type="float">
            <text:p>246,977779</text:p>
          </table:table-cell>
          <table:table-cell table:formula="of:=[.B47]+[.C46]" office:value-type="float" office:value="11301.3878612518" calcext:value-type="float">
            <text:p>11301,387861</text:p>
          </table:table-cell>
          <table:table-cell table:formula="of:=[.B47]/500000" office:value-type="float" office:value="0.000493955557346344" calcext:value-type="float">
            <text:p>0,000494</text:p>
          </table:table-cell>
          <table:table-cell table:formula="of:=[.$H$7] * [.$A47] + [.$H$8]" office:value-type="float" office:value="11300.5374045408" calcext:value-type="float">
            <text:p>11300,53740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43.905054330826" calcext:value-type="float">
            <text:p>243,905054</text:p>
          </table:table-cell>
          <table:table-cell table:formula="of:=[.B48]+[.C47]" office:value-type="float" office:value="11545.2929155827" calcext:value-type="float">
            <text:p>11545,292916</text:p>
          </table:table-cell>
          <table:table-cell table:formula="of:=[.B48]/500000" office:value-type="float" office:value="0.000487810108661652" calcext:value-type="float">
            <text:p>0,000488</text:p>
          </table:table-cell>
          <table:table-cell table:formula="of:=[.$H$7] * [.$A48] + [.$H$8]" office:value-type="float" office:value="11546.0204881973" calcext:value-type="float">
            <text:p>11546,02048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46.161135196686" calcext:value-type="float">
            <text:p>246,161135</text:p>
          </table:table-cell>
          <table:table-cell table:formula="of:=[.B49]+[.C48]" office:value-type="float" office:value="11791.4540507793" calcext:value-type="float">
            <text:p>11791,454051</text:p>
          </table:table-cell>
          <table:table-cell table:formula="of:=[.B49]/500000" office:value-type="float" office:value="0.000492322270393372" calcext:value-type="float">
            <text:p>0,000492</text:p>
          </table:table-cell>
          <table:table-cell table:formula="of:=[.$H$7] * [.$A49] + [.$H$8]" office:value-type="float" office:value="11791.5035718538" calcext:value-type="float">
            <text:p>11791,503572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43.832151889801" calcext:value-type="float">
            <text:p>243,832152</text:p>
          </table:table-cell>
          <table:table-cell table:formula="of:=[.B50]+[.C49]" office:value-type="float" office:value="12035.2862026691" calcext:value-type="float">
            <text:p>12035,286203</text:p>
          </table:table-cell>
          <table:table-cell table:formula="of:=[.B50]/500000" office:value-type="float" office:value="0.000487664303779602" calcext:value-type="float">
            <text:p>0,000488</text:p>
          </table:table-cell>
          <table:table-cell table:formula="of:=[.$H$7] * [.$A50] + [.$H$8]" office:value-type="float" office:value="12036.9866555103" calcext:value-type="float">
            <text:p>12036,98665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4.118849277496" calcext:value-type="float">
            <text:p>244,118849</text:p>
          </table:table-cell>
          <table:table-cell table:formula="of:=[.B51]+[.C50]" office:value-type="float" office:value="12279.4050519466" calcext:value-type="float">
            <text:p>12279,405052</text:p>
          </table:table-cell>
          <table:table-cell table:formula="of:=[.B51]/500000" office:value-type="float" office:value="0.000488237698554993" calcext:value-type="float">
            <text:p>0,000488</text:p>
          </table:table-cell>
          <table:table-cell table:formula="of:=[.$H$7] * [.$A51] + [.$H$8]" office:value-type="float" office:value="12282.4697391668" calcext:value-type="float">
            <text:p>12282,469739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47.067326784134" calcext:value-type="float">
            <text:p>247,067327</text:p>
          </table:table-cell>
          <table:table-cell table:formula="of:=[.B52]+[.C51]" office:value-type="float" office:value="12526.4723787308" calcext:value-type="float">
            <text:p>12526,472379</text:p>
          </table:table-cell>
          <table:table-cell table:formula="of:=[.B52]/500000" office:value-type="float" office:value="0.000494134653568268" calcext:value-type="float">
            <text:p>0,000494</text:p>
          </table:table-cell>
          <table:table-cell table:formula="of:=[.$H$7] * [.$A52] + [.$H$8]" office:value-type="float" office:value="12527.9528228233" calcext:value-type="float">
            <text:p>12527,952823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46.724747657776" calcext:value-type="float">
            <text:p>246,724748</text:p>
          </table:table-cell>
          <table:table-cell table:formula="of:=[.B53]+[.C52]" office:value-type="float" office:value="12773.1971263886" calcext:value-type="float">
            <text:p>12773,197126</text:p>
          </table:table-cell>
          <table:table-cell table:formula="of:=[.B53]/500000" office:value-type="float" office:value="0.000493449495315552" calcext:value-type="float">
            <text:p>0,000493</text:p>
          </table:table-cell>
          <table:table-cell table:formula="of:=[.$H$7] * [.$A53] + [.$H$8]" office:value-type="float" office:value="12773.4359064799" calcext:value-type="float">
            <text:p>12773,435906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43.940083742142" calcext:value-type="float">
            <text:p>243,940084</text:p>
          </table:table-cell>
          <table:table-cell table:formula="of:=[.B54]+[.C53]" office:value-type="float" office:value="13017.1372101307" calcext:value-type="float">
            <text:p>13017,137210</text:p>
          </table:table-cell>
          <table:table-cell table:formula="of:=[.B54]/500000" office:value-type="float" office:value="0.000487880167484283" calcext:value-type="float">
            <text:p>0,000488</text:p>
          </table:table-cell>
          <table:table-cell table:formula="of:=[.$H$7] * [.$A54] + [.$H$8]" office:value-type="float" office:value="13018.9189901364" calcext:value-type="float">
            <text:p>13018,91899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46.958814382553" calcext:value-type="float">
            <text:p>246,958814</text:p>
          </table:table-cell>
          <table:table-cell table:formula="of:=[.B55]+[.C54]" office:value-type="float" office:value="13264.0960245132" calcext:value-type="float">
            <text:p>13264,096025</text:p>
          </table:table-cell>
          <table:table-cell table:formula="of:=[.B55]/500000" office:value-type="float" office:value="0.000493917628765106" calcext:value-type="float">
            <text:p>0,000494</text:p>
          </table:table-cell>
          <table:table-cell table:formula="of:=[.$H$7] * [.$A55] + [.$H$8]" office:value-type="float" office:value="13264.4020737929" calcext:value-type="float">
            <text:p>13264,402074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4.680068492889" calcext:value-type="float">
            <text:p>244,680068</text:p>
          </table:table-cell>
          <table:table-cell table:formula="of:=[.B56]+[.C55]" office:value-type="float" office:value="13508.7760930061" calcext:value-type="float">
            <text:p>13508,776093</text:p>
          </table:table-cell>
          <table:table-cell table:formula="of:=[.B56]/500000" office:value-type="float" office:value="0.000489360136985779" calcext:value-type="float">
            <text:p>0,000489</text:p>
          </table:table-cell>
          <table:table-cell table:formula="of:=[.$H$7] * [.$A56] + [.$H$8]" office:value-type="float" office:value="13509.8851574494" calcext:value-type="float">
            <text:p>13509,885157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46.638903141022" calcext:value-type="float">
            <text:p>246,638903</text:p>
          </table:table-cell>
          <table:table-cell table:formula="of:=[.B57]+[.C56]" office:value-type="float" office:value="13755.4149961472" calcext:value-type="float">
            <text:p>13755,414996</text:p>
          </table:table-cell>
          <table:table-cell table:formula="of:=[.B57]/500000" office:value-type="float" office:value="0.000493277806282044" calcext:value-type="float">
            <text:p>0,000493</text:p>
          </table:table-cell>
          <table:table-cell table:formula="of:=[.$H$7] * [.$A57] + [.$H$8]" office:value-type="float" office:value="13755.3682411059" calcext:value-type="float">
            <text:p>13755,368241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43.959298372269" calcext:value-type="float">
            <text:p>243,959298</text:p>
          </table:table-cell>
          <table:table-cell table:formula="of:=[.B58]+[.C57]" office:value-type="float" office:value="13999.3742945194" calcext:value-type="float">
            <text:p>13999,374295</text:p>
          </table:table-cell>
          <table:table-cell table:formula="of:=[.B58]/500000" office:value-type="float" office:value="0.000487918596744537" calcext:value-type="float">
            <text:p>0,000488</text:p>
          </table:table-cell>
          <table:table-cell table:formula="of:=[.$H$7] * [.$A58] + [.$H$8]" office:value-type="float" office:value="14000.8513247624" calcext:value-type="float">
            <text:p>14000,85132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6.656406402588" calcext:value-type="float">
            <text:p>246,656406</text:p>
          </table:table-cell>
          <table:table-cell table:formula="of:=[.B59]+[.C58]" office:value-type="float" office:value="14246.030700922" calcext:value-type="float">
            <text:p>14246,030701</text:p>
          </table:table-cell>
          <table:table-cell table:formula="of:=[.B59]/500000" office:value-type="float" office:value="0.000493312812805176" calcext:value-type="float">
            <text:p>0,000493</text:p>
          </table:table-cell>
          <table:table-cell table:formula="of:=[.$H$7] * [.$A59] + [.$H$8]" office:value-type="float" office:value="14246.3344084189" calcext:value-type="float">
            <text:p>14246,334408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43.615598201752" calcext:value-type="float">
            <text:p>243,615598</text:p>
          </table:table-cell>
          <table:table-cell table:formula="of:=[.B60]+[.C59]" office:value-type="float" office:value="14489.6462991238" calcext:value-type="float">
            <text:p>14489,646299</text:p>
          </table:table-cell>
          <table:table-cell table:formula="of:=[.B60]/500000" office:value-type="float" office:value="0.000487231196403503" calcext:value-type="float">
            <text:p>0,000487</text:p>
          </table:table-cell>
          <table:table-cell table:formula="of:=[.$H$7] * [.$A60] + [.$H$8]" office:value-type="float" office:value="14491.8174920754" calcext:value-type="float">
            <text:p>14491,81749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6.352332115173" calcext:value-type="float">
            <text:p>246,352332</text:p>
          </table:table-cell>
          <table:table-cell table:formula="of:=[.B61]+[.C60]" office:value-type="float" office:value="14735.9986312389" calcext:value-type="float">
            <text:p>14735,998631</text:p>
          </table:table-cell>
          <table:table-cell table:formula="of:=[.B61]/500000" office:value-type="float" office:value="0.000492704664230347" calcext:value-type="float">
            <text:p>0,000493</text:p>
          </table:table-cell>
          <table:table-cell table:formula="of:=[.$H$7] * [.$A61] + [.$H$8]" office:value-type="float" office:value="14737.3005757319" calcext:value-type="float">
            <text:p>14737,30057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61])" office:value-type="float" office:value="14735.9986312389" calcext:value-type="float">
            <text:p>14735,998631</text:p>
          </table:table-cell>
          <table:table-cell table:formula="of:=[.C61]" office:value-type="float" office:value="14735.9986312389" calcext:value-type="float">
            <text:p>14735,998631</text:p>
          </table:table-cell>
          <table:table-cell table:formula="of:=AVERAGE([.D2:.D61])" office:value-type="float" office:value="0.000491199954374631" calcext:value-type="float">
            <text:p>0,00049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5" loext:min-decimal-places="15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4">
      <style:table-cell-properties fo:background-color="#996699" fo:border="0.06pt solid #660066"/>
      <style:text-properties fo:color="#000000" style:text-outline="true" fo:font-weight="bold"/>
    </style:style>
    <style:style style:name="Heading" style:family="table-cell" style:parent-style-name="Default">
      <style:table-cell-properties fo:background-color="#993366" style:text-align-source="fix" style:repeat-content="false" fo:border="0.06pt solid #660066"/>
      <style:paragraph-properties fo:text-align="center"/>
      <style:text-properties fo:color="#ffcccc" fo:font-size="20pt" fo:font-style="normal" fo:font-weight="bold"/>
    </style:style>
    <style:style style:name="Heading1" style:family="table-cell" style:parent-style-name="Heading">
      <style:table-cell-properties fo:background-color="#ffcccc"/>
      <style:text-properties fo:color="#000000" fo:font-size="10pt"/>
    </style:style>
    <style:style style:name="Background" style:family="table-cell" style:parent-style-name="Default">
      <style:table-cell-properties fo:background-color="#660066"/>
      <style:text-properties fo:color="#ffffff"/>
    </style:style>
    <style:style style:name="Card" style:family="table-cell" style:parent-style-name="Default">
      <style:table-cell-properties fo:background-color="#cc9999" style:text-align-source="fix" style:repeat-content="false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660066" style:shadow="none"/>
    </style:style>
    <style:style style:name="Card_20_TL" style:display-name="Card TL" style:family="table-cell" style:parent-style-name="Card">
      <style:table-cell-properties fo:border-bottom="none" fo:border-left="0.06pt solid #6b006b" fo:border-right="none" fo:border-top="0.06pt solid #6b006b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6b006b"/>
    </style:style>
    <style:style style:name="Card_20_TR" style:display-name="Card TR" style:family="table-cell" style:parent-style-name="Card">
      <style:table-cell-properties fo:border-bottom="none" fo:border-left="none" fo:border-right="0.06pt solid #6b006b" fo:border-top="0.06pt solid #6b006b"/>
    </style:style>
    <style:style style:name="Card_20_L" style:display-name="Card L" style:family="table-cell" style:parent-style-name="Card">
      <style:table-cell-properties fo:border-bottom="none" fo:border-left="0.06pt solid #6b006b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6b006b" fo:border-top="none"/>
    </style:style>
    <style:style style:name="Card_20_B" style:display-name="Card B" style:family="table-cell" style:parent-style-name="Card">
      <style:table-cell-properties fo:border-bottom="0.06pt solid #6b006b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6b006b" fo:border-left="0.06pt solid #6b006b" fo:border-right="none" fo:border-top="none"/>
    </style:style>
    <style:style style:name="Card_20_BR" style:display-name="Card BR" style:family="table-cell" style:parent-style-name="Card">
      <style:table-cell-properties fo:border-bottom="0.06pt solid #6b006b" fo:border-left="none" fo:border-right="0.06pt solid #6b006b" fo:border-top="none"/>
    </style:style>
    <style:style style:name="Column_20_Header" style:display-name="Column Header" style:family="table-cell" style:parent-style-name="Card">
      <style:table-cell-properties fo:wrap-option="wrap" fo:padding="0.35mm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8">00/00/0000</text:date>, <text:time style:data-style-name="N2" text:time-value="15:47:23.99014073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8T16:34:57.878136549</dc:date>
    <meta:editing-duration>PT31M10S</meta:editing-duration>
    <meta:editing-cycles>4</meta:editing-cycles>
    <meta:generator>LibreOffice/6.0.3.2$Linux_X86_64 LibreOffice_project/00m0$Build-2</meta:generator>
    <meta:document-statistic meta:table-count="3" meta:cell-count="960" meta:object-count="0"/>
  </office:meta>
</office:document-meta>
</file>